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4000000176F5709FA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sans-serif" svg:font-family="sans-serif"/>
    <style:font-face style:name="TlwgMono" svg:font-family="Tlwg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6.88cm" fo:margin-top="0cm" fo:margin-bottom="0cm" table:align="left" style:writing-mode="lr-tb"/>
    </style:style>
    <style:style style:name="Таблица1.A" style:family="table-column">
      <style:table-column-properties style:column-width="7.62cm"/>
    </style:style>
    <style:style style:name="Таблица1.B" style:family="table-column">
      <style:table-column-properties style:column-width="9.2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="0cm" fo:border="none">
        <style:background-image/>
      </style:table-cell-properties>
    </style:style>
    <style:style style:name="P1" style:family="paragraph" style:parent-style-name="Standard">
      <style:paragraph-properties fo:line-height="150%" fo:text-align="start" style:justify-single-word="false"/>
      <style:text-properties officeooo:paragraph-rsid="001f39fa"/>
    </style:style>
    <style:style style:name="P2" style:family="paragraph" style:parent-style-name="Standard">
      <style:paragraph-properties fo:line-height="150%" fo:text-align="start" style:justify-single-word="false"/>
      <style:text-properties style:font-name="Liberation Serif" fo:font-size="14pt" officeooo:rsid="0016d047" officeooo:paragraph-rsid="00179c42" style:font-size-asian="12.25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fo:font-size="14pt" officeooo:rsid="0016d047" officeooo:paragraph-rsid="001bed04" style:font-size-asian="12.25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Liberation Serif" fo:font-size="14pt" officeooo:rsid="00189942" officeooo:paragraph-rsid="00189942" style:font-size-asian="12.25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Liberation Serif" fo:font-size="14pt" officeooo:rsid="00189942" officeooo:paragraph-rsid="001a65c3" style:font-size-asian="12.25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style:font-name="Liberation Serif" fo:font-size="14pt" officeooo:rsid="0016d047" officeooo:paragraph-rsid="00242b79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style:font-name="Liberation Serif" fo:font-size="14pt" fo:font-weight="bold" officeooo:rsid="001f39fa" officeooo:paragraph-rsid="001f39fa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style:font-name="Liberation Serif" fo:font-size="14pt" fo:font-weight="bold" officeooo:rsid="0026ff6a" officeooo:paragraph-rsid="0026ff6a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font-name="Liberation Serif" fo:font-size="14pt" fo:font-weight="normal" officeooo:rsid="0026017c" officeooo:paragraph-rsid="0026017c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beration Serif" fo:font-size="14pt" fo:font-weight="normal" officeooo:rsid="0026017c" officeooo:paragraph-rsid="00269be0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erif" fo:font-size="14pt" fo:font-weight="normal" officeooo:rsid="0026ff6a" officeooo:paragraph-rsid="0026ff6a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erif" fo:font-size="14pt" fo:font-weight="normal" officeooo:rsid="0026ff6a" officeooo:paragraph-rsid="002a0f25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erif" fo:font-size="14pt" fo:font-weight="normal" officeooo:rsid="002a0f25" officeooo:paragraph-rsid="002a0f25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Liberation Serif" fo:font-size="14pt" style:text-underline-style="solid" style:text-underline-width="auto" style:text-underline-color="font-color" fo:font-weight="normal" officeooo:rsid="0026ff6a" officeooo:paragraph-rsid="0026ff6a" style:font-size-asian="12.25pt" style:font-weight-asian="normal" style:font-size-complex="14pt" style:font-weight-complex="normal"/>
    </style:style>
    <style:style style:name="P15" style:family="paragraph" style:parent-style-name="Standard">
      <style:text-properties officeooo:paragraph-rsid="002cf340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6d047" officeooo:paragraph-rsid="0014d782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Liberation Serif" officeooo:rsid="0016d047" officeooo:paragraph-rsid="0020de79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Liberation Serif" officeooo:rsid="001c5804" officeooo:paragraph-rsid="001c5804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Liberation Serif" officeooo:paragraph-rsid="002bd7a1"/>
    </style:style>
    <style:style style:name="P20" style:family="paragraph" style:parent-style-name="Text_20_body">
      <style:paragraph-properties fo:margin-left="0cm" fo:margin-right="0cm" fo:line-height="150%" fo:text-indent="0cm" style:auto-text-indent="false" fo:padding="0cm" fo:border="none"/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21" style:family="paragraph" style:parent-style-name="Text_20_body">
      <style:paragraph-properties fo:margin-left="0cm" fo:margin-right="0cm" fo:line-height="150%" fo:text-indent="0cm" style:auto-text-indent="false" fo:padding="0cm" fo:border="none"/>
    </style:style>
    <style:style style:name="P22" style:family="paragraph" style:parent-style-name="Standard">
      <style:paragraph-properties fo:line-height="150%" fo:text-align="center" style:justify-single-word="false" fo:break-before="page"/>
      <style:text-properties style:font-name="Liberation Serif" fo:font-size="16pt" officeooo:rsid="0020de79" officeooo:paragraph-rsid="0020de79" style:font-size-asian="16pt" style:font-size-complex="16pt"/>
    </style:style>
    <style:style style:name="P23" style:family="paragraph" style:parent-style-name="Standard">
      <style:paragraph-properties fo:line-height="150%" fo:text-align="center" style:justify-single-word="false" fo:break-before="page"/>
      <style:text-properties style:font-name="Liberation Serif" fo:font-size="16pt" fo:font-weight="bold" officeooo:rsid="0016d047" officeooo:paragraph-rsid="0016d047" style:font-size-asian="14pt" style:font-weight-asian="bold" style:font-size-complex="16pt" style:font-weight-complex="bold"/>
    </style:style>
    <style:style style:name="P24" style:family="paragraph" style:parent-style-name="Standard">
      <style:paragraph-properties fo:line-height="150%" fo:text-align="center" style:justify-single-word="false" fo:break-before="page"/>
      <style:text-properties style:font-name="Liberation Serif" fo:font-size="16pt" fo:font-weight="bold" officeooo:rsid="00189942" officeooo:paragraph-rsid="00189942" style:font-size-asian="14pt" style:font-weight-asian="bold" style:font-size-complex="16pt" style:font-weight-complex="bold"/>
    </style:style>
    <style:style style:name="P25" style:family="paragraph" style:parent-style-name="Standard">
      <style:paragraph-properties fo:line-height="150%" fo:text-align="center" style:justify-single-word="false" fo:break-before="page"/>
      <style:text-properties style:font-name="Liberation Serif" fo:font-size="16pt" fo:font-weight="bold" officeooo:rsid="001f39fa" officeooo:paragraph-rsid="001f39fa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left="7.938cm" fo:margin-right="0cm" fo:text-indent="0cm" style:auto-text-indent="false">
        <style:tab-stops>
          <style:tab-stop style:position="8.255cm"/>
          <style:tab-stop style:position="12.469cm" style:type="center"/>
        </style:tab-stops>
      </style:paragraph-properties>
      <style:text-properties officeooo:paragraph-rsid="002cf340"/>
    </style:style>
    <style:style style:name="P27" style:family="paragraph" style:parent-style-name="Standard">
      <style:paragraph-properties fo:margin-left="7.938cm" fo:margin-right="0cm" fo:text-indent="0cm" style:auto-text-indent="false"/>
      <style:text-properties officeooo:paragraph-rsid="002cf340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fo:font-size="8pt" officeooo:paragraph-rsid="002cf340" style:font-size-asian="8pt"/>
    </style:style>
    <style:style style:name="P29" style:family="paragraph" style:parent-style-name="Standard">
      <style:paragraph-properties fo:text-align="center" style:justify-single-word="false"/>
      <style:text-properties fo:font-size="8pt" officeooo:paragraph-rsid="002cf340" style:font-size-asian="8pt"/>
    </style:style>
    <style:style style:name="P30" style:family="paragraph" style:parent-style-name="Standard">
      <style:paragraph-properties fo:text-align="center" style:justify-single-word="false"/>
      <style:text-properties fo:font-weight="bold" officeooo:paragraph-rsid="002cf340" style:font-weight-asian="bold"/>
    </style:style>
    <style:style style:name="P31" style:family="paragraph" style:parent-style-name="Standard">
      <style:paragraph-properties fo:text-align="center" style:justify-single-word="false"/>
      <style:text-properties fo:font-size="14pt" fo:font-weight="bold" officeooo:paragraph-rsid="002cf340" style:font-size-asian="14pt" style:font-weight-asian="bold"/>
    </style:style>
    <style:style style:name="P32" style:family="paragraph" style:parent-style-name="Standard">
      <style:paragraph-properties>
        <style:tab-stops>
          <style:tab-stop style:position="12.594cm"/>
        </style:tab-stops>
      </style:paragraph-properties>
      <style:text-properties fo:font-size="14pt" fo:font-weight="bold" officeooo:paragraph-rsid="002cf340" style:font-size-asian="14pt" style:font-weight-asian="bold"/>
    </style:style>
    <style:style style:name="P33" style:family="paragraph" style:parent-style-name="Standard">
      <style:text-properties fo:font-size="14pt" officeooo:paragraph-rsid="002cf340" style:font-size-asian="14pt"/>
    </style:style>
    <style:style style:name="P34" style:family="paragraph" style:parent-style-name="Standard">
      <style:paragraph-properties fo:text-align="center" style:justify-single-word="false"/>
      <style:text-properties fo:font-size="14pt" officeooo:paragraph-rsid="002cf340" style:font-size-asian="14pt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0pt" fo:letter-spacing="normal" fo:font-style="normal" fo:font-weight="bold" officeooo:paragraph-rsid="002cf340" style:font-size-asian="20pt" style:font-weight-asian="bold"/>
    </style:style>
    <style:style style:name="P36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1f39fa" officeooo:paragraph-rsid="001f39fa" style:font-size-asian="14pt" style:font-weight-asian="bold" style:font-size-complex="14pt" style:font-weight-complex="bold"/>
    </style:style>
    <style:style style:name="P37" style:family="paragraph" style:parent-style-name="Standard" style:list-style-name="L10">
      <style:paragraph-properties fo:line-height="150%"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paragraph-rsid="00242b79"/>
    </style:style>
    <style:style style:name="P38" style:family="paragraph" style:parent-style-name="Standard" style:list-style-name="L10">
      <style:paragraph-properties fo:line-height="150%"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28ec56" officeooo:paragraph-rsid="0028ec56" style:font-size-asian="14pt" style:font-size-complex="14pt"/>
    </style:style>
    <style:style style:name="P39" style:family="paragraph" style:parent-style-name="Standard" style:list-style-name="L10">
      <style:paragraph-properties fo:line-height="150%"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31099e" officeooo:paragraph-rsid="0031099e" style:font-size-asian="14pt" style:font-size-complex="14pt"/>
    </style:style>
    <style:style style:name="P40" style:family="paragraph" style:parent-style-name="Standard" style:list-style-name="L10">
      <style:paragraph-properties fo:line-height="150%" fo:text-align="start" style:justify-single-word="false"/>
      <style:text-properties fo:font-variant="normal" fo:text-transform="none" fo:color="#000000" style:text-line-through-style="none" style:font-name="Liberation Serif" fo:font-size="14pt" fo:letter-spacing="normal" fo:font-style="normal" style:text-underline-style="solid" style:text-underline-width="auto" style:text-underline-color="font-color" fo:font-weight="normal" officeooo:paragraph-rsid="00242b79" style:text-blinking="false" style:font-size-asian="14pt" style:font-weight-asian="normal" style:font-size-complex="14pt" style:font-weight-complex="normal"/>
    </style:style>
    <style:style style:name="P41" style:family="paragraph" style:parent-style-name="Standard" style:list-style-name="L10">
      <style:paragraph-properties fo:line-height="150%" fo:text-align="start" style:justify-single-word="false"/>
      <style:text-properties fo:font-variant="normal" fo:text-transform="none" fo:color="#000000" style:text-line-through-style="none" style:font-name="Liberation Serif" fo:font-size="14pt" fo:letter-spacing="normal" fo:font-style="normal" style:text-underline-style="none" fo:font-weight="normal" officeooo:rsid="0026ff6a" officeooo:paragraph-rsid="0026ff6a" style:text-blinking="false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50%" fo:text-align="center" style:justify-single-word="false"/>
      <style:text-properties style:font-name="Liberation Serif" fo:font-size="14pt" fo:font-weight="bold" officeooo:rsid="0014d782" officeooo:paragraph-rsid="002cf340" style:font-size-asian="14pt" style:font-weight-asian="bold" style:font-size-complex="16pt" style:font-weight-complex="bold"/>
    </style:style>
    <style:style style:name="P43" style:family="paragraph" style:parent-style-name="Standard">
      <style:paragraph-properties fo:line-height="150%" fo:text-align="start" style:justify-single-word="false"/>
      <style:text-properties style:font-name="Liberation Serif" fo:font-size="14pt" fo:font-weight="bold" officeooo:rsid="0034926b" officeooo:paragraph-rsid="0034926b" style:font-size-asian="12.25pt" style:font-weight-asian="bold" style:font-size-complex="14pt" style:font-weight-complex="bold"/>
    </style:style>
    <style:style style:name="P44" style:family="paragraph" style:parent-style-name="Standard">
      <style:paragraph-properties fo:line-height="150%" fo:text-align="start" style:justify-single-word="false"/>
      <style:text-properties style:font-name="Liberation Serif" fo:font-size="14pt" fo:font-weight="bold" officeooo:rsid="00373aca" officeooo:paragraph-rsid="00373aca" style:font-size-asian="12.25pt" style:font-weight-asian="bold" style:font-size-complex="14pt" style:font-weight-complex="bold"/>
    </style:style>
    <style:style style:name="P45" style:family="paragraph" style:parent-style-name="Standard">
      <style:paragraph-properties fo:line-height="150%" fo:text-align="start" style:justify-single-word="false"/>
      <style:text-properties style:font-name="Liberation Serif" fo:font-size="14pt" officeooo:rsid="00179c42" officeooo:paragraph-rsid="001d41a1" style:font-size-asian="12.25pt" style:font-size-complex="14pt"/>
    </style:style>
    <style:style style:name="P46" style:family="paragraph" style:parent-style-name="Standard">
      <style:paragraph-properties fo:line-height="150%" fo:text-align="start" style:justify-single-word="false"/>
      <style:text-properties style:font-name="Liberation Serif" fo:font-size="14pt" officeooo:rsid="00179c42" officeooo:paragraph-rsid="00179c42" style:font-size-asian="12.25pt" style:font-size-complex="14pt"/>
    </style:style>
    <style:style style:name="P47" style:family="paragraph" style:parent-style-name="Standard">
      <style:paragraph-properties fo:line-height="150%" fo:text-align="start" style:justify-single-word="false"/>
      <style:text-properties style:font-name="Liberation Serif" fo:font-size="14pt" officeooo:rsid="001a65c3" officeooo:paragraph-rsid="001a65c3" style:font-size-asian="12.25pt" style:font-size-complex="14pt"/>
    </style:style>
    <style:style style:name="P48" style:family="paragraph" style:parent-style-name="Standard">
      <style:paragraph-properties fo:line-height="150%" fo:text-align="start" style:justify-single-word="false"/>
      <style:text-properties style:font-name="Liberation Serif" fo:font-size="14pt" fo:font-weight="normal" officeooo:rsid="002a0f25" officeooo:paragraph-rsid="002a0f25" style:font-size-asian="12.25pt" style:font-weight-asian="normal" style:font-size-complex="14pt" style:font-weight-complex="normal"/>
    </style:style>
    <style:style style:name="P49" style:family="paragraph" style:parent-style-name="Standard" style:list-style-name="L8">
      <style:paragraph-properties fo:line-height="150%" fo:text-align="start" style:justify-single-word="false"/>
      <style:text-properties style:font-name="Liberation Serif" fo:font-size="14pt" fo:font-weight="normal" officeooo:rsid="0026ff6a" officeooo:paragraph-rsid="002a0f25" style:font-size-asian="12.25pt" style:font-weight-asian="normal" style:font-size-complex="14pt" style:font-weight-complex="normal"/>
    </style:style>
    <style:style style:name="P50" style:family="paragraph" style:parent-style-name="Standard" style:list-style-name="L9">
      <style:paragraph-properties fo:line-height="150%" fo:text-align="start" style:justify-single-word="false"/>
      <style:text-properties style:font-name="Liberation Serif" fo:font-size="14pt" fo:font-weight="normal" officeooo:rsid="0026ff6a" officeooo:paragraph-rsid="002a0f25" style:font-size-asian="12.25pt" style:font-weight-asian="normal" style:font-size-complex="14pt" style:font-weight-complex="normal"/>
    </style:style>
    <style:style style:name="P51" style:family="paragraph" style:parent-style-name="Standard" style:list-style-name="L15">
      <style:paragraph-properties fo:line-height="150%" fo:text-align="start" style:justify-single-word="false"/>
      <style:text-properties style:font-name="Liberation Serif" fo:font-size="14pt" fo:font-weight="normal" officeooo:rsid="0039f9ed" officeooo:paragraph-rsid="0039f9ed" style:font-size-asian="12.25pt" style:font-weight-asian="normal" style:font-size-complex="14pt" style:font-weight-complex="normal"/>
    </style:style>
    <style:style style:name="P52" style:family="paragraph" style:parent-style-name="Standard" style:list-style-name="L10">
      <style:paragraph-properties fo:line-height="150%" fo:text-align="start" style:justify-single-word="false"/>
      <style:text-properties style:font-name="Liberation Serif" fo:font-size="14pt" style:text-underline-style="solid" style:text-underline-width="auto" style:text-underline-color="font-color" officeooo:rsid="0020de79" officeooo:paragraph-rsid="0020de79" style:font-size-asian="12.25pt" style:font-size-complex="14pt"/>
    </style:style>
    <style:style style:name="P53" style:family="paragraph" style:parent-style-name="Standard" style:list-style-name="L10">
      <style:paragraph-properties fo:line-height="150%" fo:text-align="start" style:justify-single-word="false"/>
      <style:text-properties style:font-name="Liberation Serif" fo:font-size="14pt" style:text-underline-style="solid" style:text-underline-width="auto" style:text-underline-color="font-color" officeooo:rsid="0031099e" officeooo:paragraph-rsid="0031099e" style:font-size-asian="12.25pt" style:font-size-complex="14pt"/>
    </style:style>
    <style:style style:name="P54" style:family="paragraph" style:parent-style-name="Standard">
      <style:paragraph-properties fo:line-height="150%" fo:text-align="start" style:justify-single-word="false"/>
      <style:text-properties style:font-name="Liberation Serif" fo:font-size="12pt" fo:font-weight="bold" officeooo:rsid="0031aa5a" officeooo:paragraph-rsid="0031aa5a" style:font-size-asian="10.5pt" style:font-weight-asian="bold" style:font-size-complex="12pt" style:font-weight-complex="bold"/>
    </style:style>
    <style:style style:name="P55" style:family="paragraph" style:parent-style-name="Standard" style:list-style-name="L9">
      <style:paragraph-properties fo:line-height="150%" fo:text-align="start" style:justify-single-word="false"/>
      <style:text-properties officeooo:paragraph-rsid="002a0f25"/>
    </style:style>
    <style:style style:name="P56" style:family="paragraph" style:parent-style-name="Standard" style:list-style-name="L9">
      <style:paragraph-properties fo:line-height="150%" fo:text-align="start" style:justify-single-word="false"/>
      <style:text-properties officeooo:paragraph-rsid="002b55b2"/>
    </style:style>
    <style:style style:name="P57" style:family="paragraph" style:parent-style-name="Standard">
      <style:paragraph-properties fo:line-height="100%" fo:text-align="start" style:justify-single-word="false"/>
      <style:text-properties style:font-name="TlwgMono" fo:font-size="10pt" fo:font-weight="normal" officeooo:rsid="0031aa5a" officeooo:paragraph-rsid="0031aa5a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margin-left="1.249cm" fo:margin-right="0cm" fo:text-indent="0cm" style:auto-text-indent="false"/>
      <style:text-properties fo:font-size="14pt" officeooo:paragraph-rsid="002cf340" style:font-size-asian="14pt"/>
    </style:style>
    <style:style style:name="P59" style:family="paragraph" style:parent-style-name="Standard">
      <style:paragraph-properties fo:margin-left="1.249cm" fo:margin-right="0cm" fo:text-indent="0cm" style:auto-text-indent="false"/>
      <style:text-properties fo:font-size="14pt" officeooo:rsid="002cf340" officeooo:paragraph-rsid="002cf340" style:font-size-asian="14pt"/>
    </style:style>
    <style:style style:name="P60" style:family="paragraph" style:parent-style-name="Standard">
      <style:paragraph-properties fo:margin-left="1.249cm" fo:margin-right="0cm" fo:text-indent="0cm" style:auto-text-indent="false">
        <style:tab-stops>
          <style:tab-stop style:position="5.396cm"/>
        </style:tab-stops>
      </style:paragraph-properties>
      <style:text-properties fo:font-size="14pt" officeooo:paragraph-rsid="002cf340" style:font-size-asian="14pt"/>
    </style:style>
    <style:style style:name="P61" style:family="paragraph" style:parent-style-name="Standard">
      <style:paragraph-properties fo:margin-left="1.249cm" fo:margin-right="0cm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cf340" officeooo:paragraph-rsid="002cf340" style:font-size-asian="14pt"/>
    </style:style>
    <style:style style:name="P62" style:family="paragraph" style:parent-style-name="Standard">
      <style:paragraph-properties fo:margin-left="7.938cm" fo:margin-right="0cm" fo:text-indent="0cm" style:auto-text-indent="false">
        <style:tab-stops>
          <style:tab-stop style:position="8.255cm"/>
          <style:tab-stop style:position="12.469cm" style:type="center"/>
        </style:tab-stops>
      </style:paragraph-properties>
      <style:text-properties fo:font-size="14pt" officeooo:paragraph-rsid="002cf340" style:font-size-asian="14pt"/>
    </style:style>
    <style:style style:name="P63" style:family="paragraph" style:parent-style-name="Standard">
      <style:paragraph-properties fo:line-height="150%" fo:text-align="center" style:justify-single-word="false" fo:break-before="page"/>
      <style:text-properties style:font-name="Liberation Serif" fo:font-size="16pt" fo:font-weight="bold" officeooo:rsid="0031099e" officeooo:paragraph-rsid="0031099e" style:font-size-asian="16pt" style:font-weight-asian="bold" style:font-size-complex="16pt" style:font-weight-complex="bold"/>
    </style:style>
    <style:style style:name="P64" style:family="paragraph" style:parent-style-name="Standard">
      <style:paragraph-properties fo:line-height="150%" fo:text-align="center" style:justify-single-word="false" fo:break-before="page"/>
      <style:text-properties style:font-name="Liberation Serif" fo:font-size="16pt" fo:font-weight="bold" officeooo:rsid="0014d782" officeooo:paragraph-rsid="0014d782" style:font-size-asian="16pt" style:font-weight-asian="bold" style:font-size-complex="16pt" style:font-weight-complex="bold"/>
    </style:style>
    <style:style style:name="P65" style:family="paragraph" style:parent-style-name="Standard">
      <style:paragraph-properties fo:line-height="150%" fo:text-align="center" style:justify-single-word="false" fo:break-before="page"/>
      <style:text-properties style:font-name="Liberation Serif" fo:font-size="16pt" fo:font-weight="bold" officeooo:rsid="001f39fa" officeooo:paragraph-rsid="001f39fa" style:font-size-asian="16pt" style:font-weight-asian="bold" style:font-size-complex="16pt" style:font-weight-complex="bold"/>
    </style:style>
    <style:style style:name="P66" style:family="paragraph" style:parent-style-name="Standard">
      <style:paragraph-properties fo:line-height="150%" fo:text-align="start" style:justify-single-word="false" fo:break-before="page"/>
      <style:text-properties style:font-name="Liberation Serif" fo:font-size="12pt" fo:font-weight="bold" officeooo:rsid="0031aa5a" officeooo:paragraph-rsid="0031aa5a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1bed04" officeooo:paragraph-rsid="001c5804" style:font-size-asian="14pt" style:font-weight-asian="bold" style:font-size-complex="14pt" style:font-weight-complex="bold"/>
    </style:style>
    <style:style style:name="P6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Liberation Serif" fo:font-size="14pt" fo:font-weight="bold" officeooo:rsid="001f1d05" officeooo:paragraph-rsid="001f1d05" style:font-size-asian="12.25pt" style:font-weight-asian="bold" style:font-size-complex="14pt" style:font-weight-complex="bold"/>
    </style:style>
    <style:style style:name="P6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Liberation Serif" fo:font-size="16pt" officeooo:paragraph-rsid="001f1d05"/>
    </style:style>
    <style:style style:name="P7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officeooo:paragraph-rsid="001bed04"/>
    </style:style>
    <style:style style:name="P71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style:font-name="Liberation Serif" fo:font-size="16pt" fo:font-weight="bold" officeooo:rsid="0014d782" officeooo:paragraph-rsid="0014d782" style:font-size-asian="14pt" style:font-weight-asian="bold" style:font-size-complex="16pt" style:font-weight-complex="bold"/>
    </style:style>
    <style:style style:name="P72" style:family="paragraph" style:parent-style-name="Text_20_body" style:list-style-name="L1">
      <style:paragraph-properties fo:margin-top="0cm" fo:margin-bottom="0cm" style:contextual-spacing="false"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73" style:family="paragraph" style:parent-style-name="Text_20_body" style:list-style-name="L2">
      <style:paragraph-properties fo:margin-top="0cm" fo:margin-bottom="0cm" style:contextual-spacing="false"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74" style:family="paragraph" style:parent-style-name="Text_20_body" style:list-style-name="L4">
      <style:paragraph-properties fo:margin-top="0cm" fo:margin-bottom="0cm" style:contextual-spacing="false"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75" style:family="paragraph" style:parent-style-name="Text_20_body" style:list-style-name="L5">
      <style:paragraph-properties fo:margin-top="0cm" fo:margin-bottom="0cm" style:contextual-spacing="false"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76" style:family="paragraph" style:parent-style-name="Text_20_body" style:list-style-name="L6">
      <style:paragraph-properties fo:margin-top="0cm" fo:margin-bottom="0cm" style:contextual-spacing="false"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77" style:family="paragraph" style:parent-style-name="Text_20_body" style:list-style-name="L7">
      <style:paragraph-properties fo:margin-top="0cm" fo:margin-bottom="0cm" style:contextual-spacing="false"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weight-asian="normal" style:font-size-complex="14pt" style:font-weight-complex="normal"/>
    </style:style>
    <style:style style:name="P78" style:family="paragraph" style:parent-style-name="Text_20_body" style:list-style-name="L1">
      <style:paragraph-properties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79" style:family="paragraph" style:parent-style-name="Text_20_body" style:list-style-name="L2">
      <style:paragraph-properties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80" style:family="paragraph" style:parent-style-name="Text_20_body" style:list-style-name="L4">
      <style:paragraph-properties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81" style:family="paragraph" style:parent-style-name="Text_20_body" style:list-style-name="L5">
      <style:paragraph-properties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82" style:family="paragraph" style:parent-style-name="Text_20_body" style:list-style-name="L6">
      <style:paragraph-properties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83" style:family="paragraph" style:parent-style-name="Text_20_body" style:list-style-name="L7">
      <style:paragraph-properties fo:line-height="150%" fo:background-color="transparent" fo:padding="0cm" fo:border="none">
        <style:background-image/>
      </style:paragraph-properties>
      <style:text-properties style:font-name="Liberation Serif" fo:font-size="14pt" fo:font-weight="normal" officeooo:rsid="0016d047" style:font-size-asian="14pt" style:font-weight-asian="normal" style:font-size-complex="14pt" style:font-weight-complex="normal"/>
    </style:style>
    <style:style style:name="P84" style:family="paragraph" style:parent-style-name="Text_20_body" style:list-style-name="L3">
      <style:paragraph-properties fo:margin-left="0cm" fo:margin-right="0cm" fo:margin-top="0cm" fo:margin-bottom="0cm" style:contextual-spacing="false" fo:line-height="150%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85" style:family="paragraph" style:parent-style-name="Text_20_body" style:list-style-name="L4" style:master-page-name="">
      <style:paragraph-properties fo:margin-left="-0.026cm" fo:margin-right="0cm" fo:margin-top="0cm" fo:margin-bottom="0cm" style:contextual-spacing="false" fo:line-height="150%" fo:text-indent="0cm" style:auto-text-indent="false" style:page-number="auto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T1" style:family="text">
      <style:text-properties fo:font-size="14pt" officeooo:rsid="0016d047" style:font-size-asian="14pt" style:font-size-complex="14pt"/>
    </style:style>
    <style:style style:name="T2" style:family="text">
      <style:text-properties fo:font-size="14pt" officeooo:rsid="001bed04" style:font-size-asian="14pt" style:font-size-complex="14pt"/>
    </style:style>
    <style:style style:name="T3" style:family="text">
      <style:text-properties fo:font-size="14pt" fo:font-weight="normal" officeooo:rsid="0039f9ed" style:font-size-asian="12.25pt" style:font-weight-asian="normal" style:font-size-complex="14pt" style:font-weight-complex="normal"/>
    </style:style>
    <style:style style:name="T4" style:family="text">
      <style:text-properties officeooo:rsid="0016d047"/>
    </style:style>
    <style:style style:name="T5" style:family="text">
      <style:text-properties fo:font-variant="normal" fo:text-transform="none" fo:color="#030303" fo:letter-spacing="normal" fo:font-style="normal"/>
    </style:style>
    <style:style style:name="T6" style:family="text">
      <style:text-properties fo:font-variant="normal" fo:text-transform="none" fo:color="#030303" fo:letter-spacing="normal" fo:font-style="normal" officeooo:rsid="001f1d05"/>
    </style:style>
    <style:style style:name="T7" style:family="text">
      <style:text-properties fo:font-variant="normal" fo:text-transform="none" fo:color="#030303" fo:font-size="14pt" fo:letter-spacing="normal" fo:font-style="normal" fo:font-weight="normal" officeooo:rsid="0016d047" style:font-size-asian="14pt" style:font-size-complex="14pt"/>
    </style:style>
    <style:style style:name="T8" style:family="text">
      <style:text-properties fo:font-variant="normal" fo:text-transform="none" fo:color="#030303" fo:font-size="14pt" fo:letter-spacing="normal" fo:font-style="normal" fo:font-weight="normal" officeooo:rsid="0014d782" style:font-size-asian="14pt" style:font-size-complex="16pt"/>
    </style:style>
    <style:style style:name="T9" style:family="text"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T10" style:family="text">
      <style:text-properties fo:font-variant="normal" fo:text-transform="none" fo:color="#030303" style:font-name="Liberation Serif" fo:font-size="14pt" fo:letter-spacing="normal" fo:font-style="normal" fo:font-weight="bold" officeooo:rsid="0016d047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font-name="Liberation Serif" fo:font-size="14pt" fo:letter-spacing="normal" fo:font-style="normal" fo:font-weight="normal" officeooo:rsid="00231fa2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style:font-name="Liberation Serif" fo:font-size="14pt" fo:letter-spacing="normal" fo:font-style="normal" fo:font-weight="normal" officeooo:rsid="001f39fa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000000" style:font-name="Liberation Serif" fo:font-size="14pt" fo:letter-spacing="normal" fo:font-style="normal" fo:font-weight="normal" officeooo:rsid="0026ff6a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000000" style:font-name="Liberation Serif" fo:font-size="14pt" fo:letter-spacing="normal" fo:font-style="normal" fo:font-weight="normal" officeooo:rsid="001f39fa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Liberation Serif" fo:font-size="14pt" fo:letter-spacing="normal" fo:font-style="normal" fo:font-weight="normal" officeooo:rsid="00242b79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Liberation Serif" fo:font-size="14pt" fo:letter-spacing="normal" fo:font-style="normal" fo:font-weight="bold" officeooo:rsid="001f39fa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000000" style:font-name="Liberation Serif" fo:font-size="14pt" fo:letter-spacing="normal" fo:font-style="italic" fo:font-weight="normal" officeooo:rsid="0026ff6a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000000" fo:font-size="14pt" fo:letter-spacing="normal" fo:font-style="normal" fo:font-weight="normal" style:font-size-asian="14pt" style:font-size-complex="14pt"/>
    </style:style>
    <style:style style:name="T19" style:family="text">
      <style:text-properties fo:font-variant="normal" fo:text-transform="none" fo:color="#000000" fo:font-size="14pt" fo:letter-spacing="normal" fo:font-style="normal" fo:font-weight="normal" officeooo:rsid="0016d047" style:font-size-asian="14pt" style:font-size-complex="14pt"/>
    </style:style>
    <style:style style:name="T20" style:family="text">
      <style:text-properties fo:font-variant="normal" fo:text-transform="none" fo:color="#000000" fo:font-size="14pt" fo:letter-spacing="normal" fo:font-style="normal" fo:font-weight="normal" officeooo:rsid="001bed04" style:font-size-asian="14pt" style:font-size-complex="14pt"/>
    </style:style>
    <style:style style:name="T21" style:family="text">
      <style:text-properties fo:font-variant="normal" fo:text-transform="none" fo:color="#000000" fo:font-size="14pt" fo:letter-spacing="normal" fo:font-style="normal" fo:font-weight="normal" officeooo:rsid="00231fa2" style:font-size-asian="14pt" style:font-size-complex="14pt"/>
    </style:style>
    <style:style style:name="T22" style:family="text">
      <style:text-properties fo:font-variant="normal" fo:text-transform="none" fo:color="#000000" fo:font-size="14pt" fo:letter-spacing="normal" fo:font-style="normal" fo:font-weight="normal" officeooo:rsid="002bd7a1" style:font-size-asian="14pt" style:font-size-complex="14pt"/>
    </style:style>
    <style:style style:name="T23" style:family="text">
      <style:text-properties fo:font-variant="normal" fo:text-transform="none" fo:color="#000000" fo:font-size="14pt" fo:letter-spacing="normal" fo:font-style="normal" fo:font-weight="normal" officeooo:rsid="001bed04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fo:color="#000000" fo:font-size="14pt" fo:letter-spacing="normal" fo:font-style="normal" fo:font-weight="bold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fo:color="#000000" fo:font-size="14pt" fo:letter-spacing="normal" fo:font-style="normal" fo:font-weight="bold" officeooo:rsid="0016d047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000000" fo:font-size="14pt" fo:letter-spacing="normal" fo:font-style="normal" fo:font-weight="bold" officeooo:rsid="001c5804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000000" fo:font-size="14pt" fo:letter-spacing="normal" fo:font-style="normal" fo:font-weight="bold" officeooo:rsid="001bed04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fo:color="#000000" fo:letter-spacing="normal" fo:font-style="normal" fo:font-weight="normal" officeooo:rsid="001c5804" style:font-size-asian="14pt"/>
    </style:style>
    <style:style style:name="T29" style:family="text">
      <style:text-properties fo:font-variant="normal" fo:text-transform="none" fo:color="#000000" fo:letter-spacing="normal" fo:font-style="normal" fo:font-weight="normal" officeooo:rsid="00179c42"/>
    </style:style>
    <style:style style:name="T30" style:family="text">
      <style:text-properties fo:font-variant="normal" fo:text-transform="none" fo:color="#000000" fo:letter-spacing="normal" fo:font-style="normal" fo:font-weight="normal" officeooo:rsid="00242b79"/>
    </style:style>
    <style:style style:name="T31" style:family="text">
      <style:text-properties fo:font-variant="normal" fo:text-transform="none" fo:color="#000000" fo:letter-spacing="normal" fo:font-style="normal" fo:font-weight="normal" officeooo:rsid="0026017c"/>
    </style:style>
    <style:style style:name="T32" style:family="text">
      <style:text-properties fo:font-variant="normal" fo:text-transform="none" fo:color="#000000" fo:letter-spacing="normal" fo:font-style="normal" style:font-size-asian="14pt"/>
    </style:style>
    <style:style style:name="T33" style:family="text">
      <style:text-properties fo:font-variant="normal" fo:text-transform="none" fo:color="#000000" fo:letter-spacing="normal" fo:font-style="normal" officeooo:rsid="001c5804" style:font-size-asian="14pt"/>
    </style:style>
    <style:style style:name="T34" style:family="text">
      <style:text-properties fo:font-variant="normal" fo:text-transform="none" fo:color="#000000" style:font-name="sans-serif" fo:font-size="10.5pt" fo:letter-spacing="normal" fo:font-style="normal" fo:font-weight="bold" officeooo:rsid="001f39fa" style:font-size-asian="14pt" style:font-weight-asian="bold" style:font-size-complex="14pt" style:font-weight-complex="bold"/>
    </style:style>
    <style:style style:name="T35" style:family="text">
      <style:text-properties fo:font-variant="normal" fo:text-transform="none" fo:color="#000000" style:text-line-through-style="none" style:font-name="Liberation Serif" fo:font-size="14pt" fo:letter-spacing="normal" fo:font-style="normal" style:text-underline-style="none" fo:font-weight="normal" officeooo:rsid="001f39fa" style:text-blinking="false" fo:background-color="#ffffff" style:font-size-asian="14pt" style:font-weight-asian="bold" style:font-size-complex="14pt" style:font-weight-complex="bold"/>
    </style:style>
    <style:style style:name="T36" style:family="text">
      <style:text-properties fo:font-variant="normal" fo:text-transform="none" fo:color="#000000" style:text-line-through-style="none" style:font-name="Liberation Serif" fo:font-size="14pt" fo:letter-spacing="normal" fo:font-style="normal" style:text-underline-style="none" fo:font-weight="bold" officeooo:rsid="001f39fa" style:text-blinking="false" fo:background-color="#ffffff" style:font-size-asian="14pt" style:font-weight-asian="bold" style:font-size-complex="14pt" style:font-weight-complex="bold"/>
    </style:style>
    <style:style style:name="T37" style:family="text">
      <style:text-properties officeooo:rsid="00242b79" style:font-size-asian="14pt" style:font-size-complex="14pt"/>
    </style:style>
    <style:style style:name="T38" style:family="text">
      <style:text-properties officeooo:rsid="00179c42"/>
    </style:style>
    <style:style style:name="T39" style:family="text">
      <style:text-properties officeooo:rsid="00189942"/>
    </style:style>
    <style:style style:name="T40" style:family="text">
      <style:text-properties officeooo:rsid="001a65c3"/>
    </style:style>
    <style:style style:name="T41" style:family="text">
      <style:text-properties style:text-line-through-style="none" style:text-underline-style="none" style:text-blinking="false" style:font-size-asian="14pt" style:font-weight-asian="normal" style:font-size-complex="14pt" style:font-weight-complex="normal"/>
    </style:style>
    <style:style style:name="T42" style:family="text">
      <style:text-properties style:font-name="Liberation Serif" fo:font-size="14pt" fo:font-weight="normal" officeooo:rsid="0026ff6a" style:font-size-asian="12.25pt" style:font-weight-asian="normal" style:font-size-complex="14pt" style:font-weight-complex="normal"/>
    </style:style>
    <style:style style:name="T43" style:family="text">
      <style:text-properties style:font-name="Liberation Serif" fo:font-size="14pt" fo:font-weight="normal" officeooo:rsid="002a0f25" style:font-size-asian="12.25pt" style:font-weight-asian="normal" style:font-size-complex="14pt" style:font-weight-complex="normal"/>
    </style:style>
    <style:style style:name="T44" style:family="text">
      <style:text-properties style:font-name="Liberation Serif" fo:font-size="14pt" fo:font-weight="normal" officeooo:rsid="002b55b2" style:font-size-asian="12.25pt" style:font-weight-asian="normal" style:font-size-complex="14pt" style:font-weight-complex="normal"/>
    </style:style>
    <style:style style:name="T45" style:family="text">
      <style:text-properties style:font-name="Liberation Serif" fo:font-size="14pt" fo:font-weight="normal" officeooo:rsid="0039f9ed" style:font-size-asian="12.25pt" style:font-weight-asian="normal" style:font-size-complex="14pt" style:font-weight-complex="normal"/>
    </style:style>
    <style:style style:name="T46" style:family="text">
      <style:text-properties officeooo:rsid="001c5804"/>
    </style:style>
    <style:style style:name="T47" style:family="text">
      <style:text-properties officeooo:rsid="00269be0"/>
    </style:style>
    <style:style style:name="T48" style:family="text">
      <style:text-properties officeooo:rsid="0026ff6a"/>
    </style:style>
    <style:style style:name="T49" style:family="text">
      <style:text-properties officeooo:rsid="002a0f25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style:text-underline-style="solid" style:text-underline-width="auto" style:text-underline-color="font-color" officeooo:rsid="002a0f25"/>
    </style:style>
    <style:style style:name="T52" style:family="text">
      <style:text-properties fo:font-size="9pt" style:font-size-asian="9pt" style:font-size-complex="9pt"/>
    </style:style>
    <style:style style:name="T53" style:family="text">
      <style:text-properties officeooo:rsid="0038f12b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МИНИСТЕРСТВО ОБРАЗОВАНИЯ И НАУКИ РОССИЙСКОЙ ФЕДЕРАЦИИ<draw:frame draw:style-name="fr1" draw:name="image01.png" text:anchor-type="char" svg:x="16.616cm" svg:y="-0.988cm" svg:width="0.529cm" svg:height="0.635cm" draw:z-index="0"><draw:image xlink:href="Pictures/1000020100000014000000176F5709FA.png" xlink:type="simple" xlink:show="embed" xlink:actuate="onLoad"/></draw:frame></text:p>
      <text:p text:style-name="P29">ФЕДЕРАЛЬНОЕ ГОСУДАРСТВЕННОЕ АВТОНОМНОЕ ОБРАЗОВАТЕЛЬНОЕ УЧРЕЖДЕНИЕ ВЫСШЕГО <text:s text:c="6"/>ПРОФЕССИОНАЛЬНОГО ОБРАЗОВАНИЯ</text:p>
      <text:p text:style-name="P30">«УРАЛЬСКИЙ ФЕДЕРАЛЬНЫЙ УНИВЕРСИТЕТ ИМЕНИ <text:s/>ПЕРВОГО</text:p>
      <text:p text:style-name="P30">ПРЕЗИДЕНТА РОССИИ Б.Н. ЕЛЬЦИНА»</text:p>
      <text:p text:style-name="P15"/>
      <text:p text:style-name="P31">ИНСТИТУТ МАТЕМАТИКИ И КОМПЬЮТЕРНЫХ НАУК</text:p>
      <text:p text:style-name="P15"/>
      <text:p text:style-name="P15"/>
      <text:p text:style-name="P15"/>
      <text:p text:style-name="P32"><text:tab/></text:p>
      <text:p text:style-name="P35">Веб-сервис для численного решения некоторых уравнений с запаздывающим аргументом на суперкомпьютере ИММ УрО РАН</text:p>
      <text:p text:style-name="P15"/>
      <text:p text:style-name="P15"/>
      <text:p text:style-name="P15"/>
      <text:p text:style-name="P1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3">Допустить к защите:</text:p>
            <text:p text:style-name="P15"/>
            <text:p text:style-name="P15"/>
            <text:p text:style-name="P33">_________________</text:p>
            <text:p text:style-name="P33">«___» _____________ 2014 г.</text:p>
            <text:p text:style-name="P15"/>
          </table:table-cell>
          <table:table-cell table:style-name="Таблица1.A1" office:value-type="string">
            <text:p text:style-name="P58"><text:bookmark text:name="h.gjdgxs"/>Квалификационная работа на степень бакалавра наук по направлению Математика.Компьютерные науки</text:p>
            <text:p text:style-name="P58">студента 4 курса</text:p>
            <text:p text:style-name="P59">Луткова Владислава Дмитриевича</text:p>
            <text:p text:style-name="P58">_______________</text:p>
            <text:p text:style-name="P15"/>
          </table:table-cell>
        </table:table-row>
        <table:table-row table:style-name="Таблица1.1">
          <table:table-cell table:style-name="Таблица1.A1" office:value-type="string">
            <text:p text:style-name="P15"/>
          </table:table-cell>
          <table:table-cell table:style-name="Таблица1.A1" office:value-type="string">
            <text:p text:style-name="P58">Научный руководитель:</text:p>
            <text:p text:style-name="P61">Солодушкин Святослав Игоревич, кандидат физ.-мат. наук, доцент кафедры вычислительной математики.</text:p>
            <text:p text:style-name="P60">_______________ <text:s/></text:p>
            <text:p text:style-name="P15"/>
          </table:table-cell>
        </table:table-row>
      </table:table>
      <text:p text:style-name="P26"/>
      <text:p text:style-name="P62"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4">Екатеринбург</text:p>
      <text:p text:style-name="P42">2014</text:p>
      <text:p text:style-name="P63">Содержание</text:p>
      <text:list xml:id="list8224726058977796721" text:style-name="L15">
        <text:list-item>
          <text:p text:style-name="P51">Разностные методы решения уравнения переноса</text:p>
        </text:list-item>
        <text:list-item>
          <text:p text:style-name="P51">Вычислительные ресурсы</text:p>
        </text:list-item>
        <text:list-item>
          <text:p text:style-name="P51">Web-приложение</text:p>
        </text:list-item>
        <text:list-item>
          <text:p text:style-name="P51">Взаимодействие Web-приложения и кластера</text:p>
        </text:list-item>
        <text:list-item>
          <text:p text:style-name="P51">MPI</text:p>
        </text:list-item>
        <text:list-item>
          <text:p text:style-name="P51">Приложение 1</text:p>
        </text:list-item>
        <text:list-item>
          <text:p text:style-name="P51">Приложение 2</text:p>
        </text:list-item>
      </text:list>
      <text:p text:style-name="P64">Введение</text:p>
      <text:p text:style-name="P70"><text:span text:style-name="T25">Постановка задачи</text:span><text:span text:style-name="T26">:</text:span><text:span text:style-name="T1"><text:line-break/><text:tab/></text:span><text:span text:style-name="T19">1. Написать </text:span><text:span text:style-name="T20">W</text:span><text:span text:style-name="T19">eb-приложение для численного решения некоторых дифференциальных уравнений в частных производных на кластере ИММ УрО РАН. Используемые алгоритмы должны сходиться с нужным порядком и допускать хорошее распараллеливание. Web-интерфейс должен быть дружественным и интуитивно понятным.</text:span><text:span text:style-name="T1"><text:line-break/></text:span><text:span text:style-name="T2">Web-</text:span><text:span text:style-name="T19">приложение должно быть масштабируемым в том смысле, что расширение класса решаемых задач и используемых алгоритмов не составляет сложностей для математиков, ведущих разработку этого проекта.</text:span><text:span text:style-name="T1"><text:line-break/><text:tab/></text:span><text:span text:style-name="T19">2. Сравнить скорости подсчета параллельным и однопоточным методами, проведя вычислительные эксперименты.</text:span><text:span text:style-name="T1"><text:line-break/><text:tab/></text:span><text:span text:style-name="T19">3. Создать инфраструктуру для разработки web-приложение, позволяющего численно решать широкий класс задач математической физики и биологии (дифференциальных уравнений в частных производных с отклоняющимся аргументом) на кластере ИММ УрО РАН.</text:span></text:p>
      <text:p text:style-name="P17"><text:span text:style-name="T24">Аналоги</text:span><text:span text:style-name="T27">:</text:span></text:p>
      <text:p text:style-name="P19"><text:span text:style-name="T23"><text:tab/></text:span><text:span text:style-name="T20">WolframAlpha</text:span><text:span text:style-name="T19">. </text:span><text:span text:style-name="T20">Этот продукт позволяет решать большое количество различных задач</text:span><text:span text:style-name="T19">. </text:span><text:span text:style-name="T20">Но он проприетарный, и за многие полезные возможности придется платить. Кроме того, неизвестно, </text:span><text:span text:style-name="T22">есть ли возможность присоединиться к разработке WolframAlpha для внесения туда своих алгоритмов</text:span><text:span text:style-name="T20">, </text:span><text:span text:style-name="T22">а з</text:span><text:span text:style-name="T20">адачей этой работы является создание платформы, </text:span><text:span text:style-name="T19">где математики УрФУ и ИММ УрО РАН смогут </text:span><text:span text:style-name="T20">выкладывать и тестировать </text:span><text:span text:style-name="T19">свои алгоритмы по </text:span><text:span text:style-name="T20">дифференциальным уравнениям в частных производных.</text:span></text:p>
      <text:p text:style-name="P67">Сделано: </text:p>
      <text:p text:style-name="P18"><text:span text:style-name="T18"><text:tab/>1. W</text:span><text:span text:style-name="T20">eb-приложение, позволяющее </text:span><text:span text:style-name="T21">численно решать </text:span><text:span text:style-name="T20">дифференциальн</text:span><text:span text:style-name="T21">ые</text:span><text:span text:style-name="T20"> уравнен</text:span><text:span text:style-name="T21">ия</text:span><text:span text:style-name="T20"> в частных производных на кластере однопоточным методом.</text:span></text:p>
      <text:p text:style-name="P16"><text:span text:style-name="T46"><text:tab/>2. Протестирован алгоритм используемый в приложении на нескольких процессорах. В</text:span> результате <text:span text:style-name="T46">получены данные представленные приложении 1.</text:span></text:p>
      <text:p text:style-name="P71"><text:span text:style-name="T4">Вычислительные ресурсы</text:span>.</text:p>
      <text:p text:style-name="P68">Аннотация</text:p>
      <text:p text:style-name="P69"><text:span text:style-name="T8"><text:tab/></text:span><text:span text:style-name="T7">Суперкомпьютер «Уран» собран на базе Blade серверов фирмы Hewlett-Packard. Он состоит из 204 вычислительных узлов, установленных в модулях с высокой плотностью упаковки.<text:line-break/><text:tab/>Вычислительные узлы оснащены Intel Xeon, работающими на частотах 2.2-3 ГГц, 16-200 гигабайтами оперативной памяти и графическими ускорителями NVIDIA Tesla.<text:line-break/><text:tab/>В общей сложности пользователям доступно 1864 вычислительных ядра CPU, 352 платы GPU и 7 Тбайт оперативной памяти. Система хранения суперкомпьютера «Уран» позволяет разместить до 10 Тбайт данных.<text:line-break/>Для передачи данных между вычислительными узлами используется высокоскоростная сеть Infiniband с пропускной способностью 20 Гбит/сек. <text:tab/>Доступ к суперкомпьютеру «Уран» осуществляется через городскую сеть УрО РАН в Екатеринбурге по технологии 10Gi Ethernet со скоростью 10 Гбит/c.</text:span></text:p>
      <text:p text:style-name="P20">Для проведения научных и инженерных расчетов на суперкомпьютере установлено базовое программное обеспечение, включающее:</text:p>
      <text:list xml:id="list274724812217313176" text:style-name="L1">
        <text:list-item>
          <text:p text:style-name="P72">Операционная система Linux;</text:p>
        </text:list-item>
        <text:list-item>
          <text:p text:style-name="P72">Система запуска задач Slurm;</text:p>
        </text:list-item>
        <text:list-item>
          <text:p text:style-name="P72">Языки программирования C, C++, Fortran;</text:p>
        </text:list-item>
        <text:list-item>
          <text:p text:style-name="P72">Компиляторы Intel, GNU, PGI;</text:p>
        </text:list-item>
        <text:list-item>
          <text:p text:style-name="P72">Библиотека Math Kernel Library (MKL) Intel;</text:p>
        </text:list-item>
        <text:list-item>
          <text:p text:style-name="P72">Реализации MPI: OpenMPI и MVAPICH2;</text:p>
        </text:list-item>
        <text:list-item>
          <text:p text:style-name="P78">Пакеты Matlab, ANSYS CFX Academic Research.</text:p>
        </text:list-item>
      </text:list>
      <text:p text:style-name="P20"><text:tab/>По заявкам пользователей на суперкомпьютере могут быть установлены компиляторы, библиотеки и пакеты программ, свободно распространяемые научным сообществом.</text:p>
      <text:p text:style-name="P21"><text:span text:style-name="Strong_20_Emphasis"><text:span text:style-name="T9"/></text:span></text:p>
      <text:p text:style-name="P21"><text:soft-page-break/><text:span text:style-name="Strong_20_Emphasis"><text:span text:style-name="T10">Краткое описание кластера</text:span></text:span></text:p>
      <text:p text:style-name="P20"><text:tab/>Кластер выполнен на базовых блоках (ББ) фирмы Hewlett-Packard . Каждый базовый блок объединяет вычислительные (ВМ) и  коммуникационные модули.</text:p>
      <text:p text:style-name="P21"><text:span text:style-name="Strong_20_Emphasis"><text:span text:style-name="T10">Вычислительные модули</text:span></text:span></text:p>
      <text:p text:style-name="P20"><text:tab/>Используются ВМ нескольких типов.</text:p>
      <text:p text:style-name="P20">160 узлов</text:p>
      <text:list xml:id="list3008113559576133801" text:style-name="L2">
        <text:list-item>
          <text:p text:style-name="P73">два 4-х ядерных процессора Intel® Xeon® E5450 (3.0 GHz);</text:p>
        </text:list-item>
        <text:list-item>
          <text:p text:style-name="P73">оперативная память 16 GB PC2-5300, Registered DDR2-667;</text:p>
        </text:list-item>
        <text:list-item>
          <text:p text:style-name="P73">кэш-память 2 x 6 MB Level 2 cache (5400 Sequence);</text:p>
        </text:list-item>
        <text:list-item>
          <text:p text:style-name="P79">локальный жесткий диск 120 GB</text:p>
        </text:list-item>
      </text:list>
      <text:p text:style-name="P20">20 узлов</text:p>
      <text:list xml:id="list965613197717385783" text:style-name="L3">
        <text:list-header>
          <text:p text:style-name="P84">два 6-и ядерных процессора Intel® Xeon® X5675 (3.07GHz)</text:p>
        </text:list-header>
      </text:list>
      <text:list xml:id="list9173247410651928637" text:style-name="L4">
        <text:list-item>
          <text:p text:style-name="P74">оперативная память 48 GB</text:p>
        </text:list-item>
        <text:list-item>
          <text:p text:style-name="P74">кэш-память 2 x 12 MB Level 2 cache</text:p>
        </text:list-item>
        <text:list-item>
          <text:p text:style-name="P85">8 GPU Tesla M2050 (3 ГБ Global Memory).</text:p>
        </text:list-item>
        <text:list-item>
          <text:p text:style-name="P80">локальный жесткий диск 120 GB</text:p>
        </text:list-item>
      </text:list>
      <text:p text:style-name="P20">10 узлов</text:p>
      <text:list xml:id="list6116150718021008742" text:style-name="L5">
        <text:list-item>
          <text:p text:style-name="P75">два 6-и ядерных процессора Intel® Xeon® X5675 (3.07GHz)</text:p>
        </text:list-item>
        <text:list-item>
          <text:p text:style-name="P75">оперативная память 192 GB</text:p>
        </text:list-item>
        <text:list-item>
          <text:p text:style-name="P75">кэш-память 2 x 12 MB Level 2 cache</text:p>
        </text:list-item>
        <text:list-item>
          <text:p text:style-name="P75">8 GPU Tesla M2090 (6 ГБ Global Memory)</text:p>
        </text:list-item>
        <text:list-item>
          <text:p text:style-name="P81">локальный жесткий диск 400 GB</text:p>
        </text:list-item>
      </text:list>
      <text:p text:style-name="P20">14 узлов</text:p>
      <text:list xml:id="list6285273246544929356" text:style-name="L6">
        <text:list-item>
          <text:p text:style-name="P76">два 8-и ядерных процессора Intel® Xeon® E5-2660 (2.2 GHz)</text:p>
        </text:list-item>
        <text:list-item>
          <text:p text:style-name="P76">оперативная память 96 GB</text:p>
        </text:list-item>
        <text:list-item>
          <text:p text:style-name="P76"><text:soft-page-break/>кэш-память 2 x 20 MB Level 2 cache</text:p>
        </text:list-item>
        <text:list-item>
          <text:p text:style-name="P76">8 GPU Tesla M2090 (6 ГБ Global Memory)</text:p>
        </text:list-item>
        <text:list-item>
          <text:p text:style-name="P82">локальный жесткий диск 400 GB</text:p>
        </text:list-item>
      </text:list>
      <text:p text:style-name="P21"><text:span text:style-name="Strong_20_Emphasis"><text:span text:style-name="T10">Коммуникационная счетная среда</text:span></text:span></text:p>
      <text:p text:style-name="P20"><text:tab/>В качестве MPI – интерконнекта использована хорошо себя зарекомендовавшая технология Infiniband (IB). Коммутаторы в шасси ББ HP Blade Systems образуют первый уровень IB - коммутации. В качестве коммутатора IB второго уровня использован 144 – портовый коммутатор Qlogic 9120.</text:p>
      <text:p text:style-name="P21"><text:span text:style-name="Strong_20_Emphasis"><text:span text:style-name="T10">Коммуникационная среда ввода/вывода</text:span></text:span></text:p>
      <text:p text:style-name="P20"><text:tab/>В качестве I/O – интерконнекта использована выделенная сеть Gigabit Ethernet. Сеть имеет двухуровневую структуру. Первый уровень организован на коммутирующих модулях GbE2c Ethernet Blade Switch for HP c-Class BladeSystem, установленных в шасси ББ. К коммутирующему модулю каждого ББ внутренними гигабитными каналами подключены вычислительные модули и модуль управления. Коммутирующий модуль каждого ББ подключен к коммутатору Ethernet HP ProCurve Switch 4208v1-192. К нему подключены все ВМ, порты Host – машин, консоль управления и мониторинга.</text:p>
      <text:p text:style-name="P21"><text:span text:style-name="Strong_20_Emphasis"><text:span text:style-name="T10">Управляющий сервер (HOST- машина)</text:span></text:span></text:p>
      <text:p text:style-name="P20"><text:tab/>Управляющий сервер ВС - HP DL180G5 на основе процессоров Intel Xeon 5430. Управляющий сервер содержит:</text:p>
      <text:list xml:id="list2219073932817478336" text:style-name="L7">
        <text:list-item>
          <text:p text:style-name="P77">два четырёхъядерных процессора с тактовой частотой 2,6 ГГц;</text:p>
        </text:list-item>
        <text:list-item>
          <text:p text:style-name="P77">16 ГБ оперативной памяти;</text:p>
        </text:list-item>
        <text:list-item>
          <text:p text:style-name="P77">дисковую подсистему RAID5, состоящую из 5 дисков SATA объемом 500 ГБ каждый ;</text:p>
        </text:list-item>
        <text:list-item>
          <text:p text:style-name="P77">10/100/1000 Base-T Ethernet интерфейс;</text:p>
        </text:list-item>
        <text:list-item>
          <text:p text:style-name="P83"><text:span text:style-name="T5">видеоадаптер, порт USB 2, порты мыши, клавиатуры.</text:span><text:span text:style-name="T6">[1]</text:span></text:p>
        </text:list-item>
      </text:list>
      <text:p text:style-name="P23">Web-приложение</text:p>
      <text:p text:style-name="P2"><text:tab/>Само приложение представляет из себя серверную программу написанную на NodeJ<text:span text:style-name="T40">S</text:span>. <text:s/><text:span text:style-name="T39">Приложение</text:span> может устанавливаться на любую машину.</text:p>
      <text:p text:style-name="P2"><text:tab/>При обращении к нему он<text:span text:style-name="T39">о</text:span> отдает пользователю страницу с формой, где предлагает заполнить некоторые данные об уравнении — <text:span text:style-name="T38">начальное и граничное условие, диапазон значений x и t, функцию неоднородности и количество точек разбиения по x и по t. Также на странице есть две кнопки — их описание а также полный алгоритм работы и взаимодействий с кластером будет описан далее.</text:span></text:p>
      <text:p text:style-name="P45"><text:tab/>Для работы сервера необходима OC Linux Mint/Ubuntu, приложения nodejs и npm. Чтобы развернуть сервер необходимо склонировать репозиторий(https://github.com/vladlutkov/numerical-solutions-of-certain-equations.git) и выполнить в эмуляторе терминала команды из файла commands.txt. Чтобы приложение могло свободно общаться с кластером нужно заранее обменяться с ним публичным ключом RSA.</text:p>
      <text:p text:style-name="P46"><text:tab/>Приложение сильно привязано к ОС в которой оно исполняется, так как в своей работе осуществляет вызов системных команд. И если любую Unix-подобную систему можно настроить для его работы, то с ОС Windows это не получится.</text:p>
      <text:p text:style-name="P3"><text:span text:style-name="T38"><text:tab/></text:span><text:span text:style-name="T28">Так же приложение очень легко расширяется. Достаточно просто описать функцию на JavaScript, которая будет генерировать файл с программным кодом на C++ или любом другом языке, который поддерживает кластер. Функцию необходимо будет подключить к приложению с помощью библиотеки require-js. У этой библиотеки очень низкий порог вхождения, при условии, что пользователь знает JavaScript.</text:span></text:p>
      <text:p text:style-name="P7"><text:span text:style-name="T33">N</text:span><text:span text:style-name="T32">odeJS</text:span></text:p>
      <text:p text:style-name="P1"><text:span text:style-name="T34"><text:tab/></text:span><text:span text:style-name="T12">Node</text:span><text:span text:style-name="T11">JS —</text:span><text:span text:style-name="T16"> </text:span><text:span text:style-name="T14">программная платформа, основанная на движке </text:span><text:span text:style-name="T35">V8 </text:span><text:span text:style-name="T14">(транслирующем </text:span><text:span text:style-name="T35">JavaScript</text:span><text:span text:style-name="T36"> </text:span><text:span text:style-name="T14">в машинный код), превращающая JavaScript из узкоспециализированного языка в язык общего назначения. Node</text:span><text:span text:style-name="T15">JS</text:span><text:span text:style-name="T14"> добавляет возможность </text:span><text:span text:style-name="T35">JavaScript</text:span><text:span text:style-name="T36"> </text:span><text:span text:style-name="T14">взаимодействовать с устройствами </text:span><text:span text:style-name="T35">ввода-вывода </text:span><text:span text:style-name="T14">через </text:span><text:soft-page-break/><text:span text:style-name="T14">свой </text:span><text:span text:style-name="T35">API</text:span><text:span text:style-name="T36"> </text:span><text:span text:style-name="T14">(написанный на C++), подключать другие внешние библиотеки, написанные на разных языках, обеспечивая вызовы к ним из JavaScript-кода. Node</text:span><text:span text:style-name="T15">JS</text:span><text:span text:style-name="T14"> применяется преимущественно на сервере, выполняя роль </text:span><text:span text:style-name="T35">веб-сервера</text:span><text:span text:style-name="T14">, но есть возможность разрабатывать на Node</text:span><text:span text:style-name="T15">JS</text:span><text:span text:style-name="T14"> и десктопные оконные приложения (при помощи </text:span><text:span text:style-name="T35">node-webkit</text:span><text:span text:style-name="T36"> </text:span><text:span text:style-name="T14">и </text:span><text:span text:style-name="T35">AppJS</text:span><text:span text:style-name="T36"> </text:span><text:span text:style-name="T14">для Linux, Windows и Mac OS) и даже программировать микроконтроллеры (например, </text:span><text:span text:style-name="T35">tessel</text:span><text:span text:style-name="T36"> </text:span><text:span text:style-name="T14">и </text:span><text:span text:style-name="T35">espruino</text:span><text:span text:style-name="T14">). В основе Node</text:span><text:span text:style-name="T15">JS</text:span><text:span text:style-name="T14"> лежит </text:span><text:span text:style-name="T35">событийно-ориентированное</text:span><text:span text:style-name="T36"> </text:span><text:span text:style-name="T14">и </text:span><text:span text:style-name="T35">асинхронное (или реактивное)</text:span><text:span text:style-name="T36"> </text:span><text:span text:style-name="T14">программирование с </text:span><text:span text:style-name="T35">неблокирующим вводом/выводом</text:span><text:span text:style-name="T14">.</text:span><text:span text:style-name="T15">[2]</text:span></text:p>
      <text:p text:style-name="P36">Web-интерфейс</text:p>
      <text:p text:style-name="P6"><text:span text:style-name="T29"><text:tab/></text:span><text:span text:style-name="T30">Web-интерфейс представляет собой HTML страницу с формой для ввода данных и двумя кнопками «Посчитать» и «Скачать». Оформлен с помощью web-frontend фреймворка Twitter Bootsrap v3.1.1. JavaScript файл для управления страницей использует библиотеку jQuery. При нажатии на кнопку «Посчитать» </text:span><text:span text:style-name="T31">о</text:span><text:span text:style-name="T30">н собирает введенные данные со всех элементов формы и посылает их AJAX POST запросом к приложению. Затем получив ответ делает кнопку скачать активной и выводит таблицу с результатом.</text:span></text:p>
      <text:p text:style-name="P24">Взаимодействие Web-приложения и кластера</text:p>
      <text:p text:style-name="P4"><text:tab/>Все общение между приложением и кластером осуществляется средствами SSH.</text:p>
      <text:p text:style-name="P4"><text:tab/>Необходимо полностью разобрать алгоритм работы приложения от заполнения всех полей формы в Web-интерфейсе и нажатия кнопки «Посчитать» до получения результатов счета.</text:p>
      <text:p text:style-name="P5"><text:tab/>После нажатия на кнопку «Посчитать» браузер отправляет приложению POST-запрос с данными формы. Приложение их получает и на их основе генерирует файл с программным кодом на С++. В этом файле содержится алгоритм численного решения дифференциальных уравнений в частных производных. Далее приложение копирует сгенерированный файл на кластер и запускает bash-скрипт на сервере, который компилирует этот файл и запускает программу счета. Когда все посчитано, программа генерирует файл с результатами. После этого приложение копирует результаты к себе и выводит их в Web-интерфейсе с возможностью скачать файл в формате .json.</text:p>
      <text:p text:style-name="P47"><text:tab/>Все считается в один поток потому что многопоточный счет требует постановки задачи в очередь. И если кластер будет полностью занят то приложение может очень долго не получать ответ. В моей практике было несколько случаев, когда ожидание в очереди составляло несколько часов.</text:p>
      <text:p text:style-name="P47"><text:tab/>Теперь необходимо рассказать о продуктах использованных для написания приложения.</text:p>
      <text:p text:style-name="P5"><text:span text:style-name="T40"><text:tab/>NodeJS был выбран для этого приложения потому что скорость разработки на нем гораздо выше и объем самого приложения гораздо меньше, чем если бы я использовал Python и Tornado, например. Но при его использовании возникли некоторые проблемы. Дело в том, что JavaScript в общем и NodeJS в частности — асинхронны. И все вызовы системных функций возвращали свои результаты в callback-функции. То есть после того как приложение отправило файл на кластер оно не ждет результатов выполнения программы, а сразу же продолжает исполняться и возвращает пользователю пустой ответ. Эта проблема решилась с <text:s/>помощью <text:s/>сторонних библиотек для </text:span><text:soft-page-break/><text:span text:style-name="T40">синхронного вызова.</text:span></text:p>
      <text:p text:style-name="P47"><text:tab/>В стандартной поставке NodeJS есть библиотека child_process, которая позволяет исполнять системные команды, запуская при этом отдельный процесс. Она асинхронна и нам это не подходит. Выход был найден с помощью библиотеки exec-sync. Она устанавливает связь с системными функциями напрямую, в обход стандартных функций, используя библиотеку FFI написанную на C++ как модуль для NodeJS, позволяя исполнять их в том же процессе в котором запущено приложение, а следовательно ее исполнение абсолютно синхронно и не требует callback-функций.</text:p>
      <text:p text:style-name="P47"><text:tab/>Чтобы не посылать множество сообщений по SSH в домашней папке на кластере был создан bash-скрипт, который выполняет компиляцию из запуск программы счета, а также удаление ненужных и временных файлов. Таким образом все общение между приложением и кластером для каждого запроса составляет всего три команды: скопировать файл из приложения в кластер, запустить скрипт и скопировать файл с результатом из кластера в приложение. Это очень хорошо, учитывая, что самые медленные части всей инфраструктуры это машина на которой стоит приложение и пропускная способность канала от машины до кластера. Можно было бы сократить количество команд до одной, если бы приложение находилось всегда на одном ip-адресе. В этом случае приложение бы просто отправляло результаты введенные в форму на кластер, а в ответ бы получало уже готовое решение.</text:p>
      <text:p text:style-name="P25"><text:span text:style-name="T40">M</text:span>PI</text:p>
      <text:p text:style-name="P9"><text:tab/>В вычислительных системах с распределенной памятью процессоры работают независимо друг от друга. Для организации параллельных вычислений в таких условиях необходимо иметь возможность </text:p>
      <text:p text:style-name="P9">распределять вычислительную нагрузку и организовать информационное взаимодействие (передачу данных) между процессорами. </text:p>
      <text:p text:style-name="P9"><text:tab/>Решение всех перечисленных вопросов и обеспечивает интерфейс передачи данных (message passing interface - MPI). </text:p>
      <text:p text:style-name="P9"><text:tab/>1. В общем плане, для распределения вычислений между процессорами необходимо проанализировать алгоритм решения задачи, выделить информационно независимые фрагменты вычислений, провести их </text:p>
      <text:p text:style-name="P9">программную реализацию и затем разместить полученные части программы на разных процессорах. В рамках MPI принят более простой подход – для решения поставленной задачи разрабатывается одна программа и эта единственная программа запускается одновременно на выполнение на всех имеющихся </text:p>
      <text:p text:style-name="P9">процессорах! При этом для того, чтобы избежать идентичности вычислений на разных процессорах, можно, во-первых, подставлять разные данные для программы на разных процессорах, а во-вторых, в MPI имеются средства для идентификации процессора, на котором выполняется программа (и тем самым, </text:p>
      <text:p text:style-name="P9">предоставляется возможность организовать различия в вычислениях в зависимости от используемого программой процессора). </text:p>
      <text:p text:style-name="P9"><text:tab/>2. Для организации информационного взаимодействия между процессорами в самом минимальном варианте достаточно операции приема и передачи данных (при этом, конечно, должна существовать техническая возможность коммуникации между процессорами – каналы или линии связи). В MPI существует целое множество операций передачи данных. Они обеспечивают разные способы пересылки данных. </text:p>
      <text:p text:style-name="P10"><text:tab/>Во-<text:span text:style-name="T47">первых</text:span>, MPI - это стандарт, которому должны удовлетворять средства организации передачи сообщений. Во-вторых, MPI – это программные </text:p>
      <text:p text:style-name="P9">средства, которые обеспечивают возможность передачи сообщений и при этом <text:soft-page-break/>соответствуют всем требованиям стандарта MPI. Так, по стандарту, эти программные средства должны быть организованы в виде библиотек программных модулей (библиотеки MPI) и должны быть доступны для наиболее широко используемых алгоритмических языков C и Fortran. Подобную "двойственность" MPI следует учитывать </text:p>
      <text:p text:style-name="P9">при использовании терминологии. Как правило, аббревиатура MPI используется для упоминания стандарта, а сочетание "библиотека MPI" указывает на ту или иную программную реализацию стандарта. </text:p>
      <text:p text:style-name="P9"><text:tab/>MPI позволяет в значительной степени снизить остроту проблемы переносимости параллельных программ между разными компьютерными системами – параллельная программа, разработанная на алгоритмическом языке C или Fortran с использованием библиотеки MPI, как правило, будет работать на </text:p>
      <text:p text:style-name="P10">разных вычислительных платформах.</text:p>
      <text:p text:style-name="P10"><text:tab/>MPI содействует повышению эффективности параллельных вычислений, поскольку в настоящее время практически для каждого типа вычислительных систем существуют реализации библиотек MPI, в </text:p>
      <text:p text:style-name="P10">максимальной степени учитывающие возможности используемого компьютерного оборудования.</text:p>
      <text:p text:style-name="P9"><text:tab/>Под параллельной программой в рамках MPI понимается множество одновременно выполняемых процессов. Процессы могут выполняться на разных процессорах, но на одном процессоре могут располагаться и несколько процессов (в этом случае их исполнение осуществляется в режиме разделения </text:p>
      <text:p text:style-name="P9">времени). В предельном случае для выполнения параллельной программы может использоваться один процессор – как правило, такой способ применяется для начальной проверки правильности параллельной программы. </text:p>
      <text:p text:style-name="P9"><text:tab/>Количество процессов и число используемых процессоров определяется в момент запуска параллельной программы средствами среды исполнения MPI-программ и в ходе вычислений меняться не может (в стандарте MPI-2 предусматривается возможность динамического изменения количества процессов). Все процессы программы последовательно перенумерованы от 0 до <text:soft-page-break/>p-1, где p есть общее количество процессов. Номер процесса именуется рангом процесса. </text:p>
      <text:p text:style-name="P9"><text:tab/>Основу MPI составляют операции передачи сообщений. Среди предусмотренных в составе MPI функций различаются парные (point-to-point) операции между двумя процессами и коллективные (collective) </text:p>
      <text:p text:style-name="P9">коммуникационные действия для одновременного взаимодействия нескольких процессов. Для выполнения парных операций могут использоваться разные режимы передачи, среди которых синхронный, блокирующий и др.</text:p>
      <text:p text:style-name="P9"><text:tab/>Процессы параллельной программы объединяются в группы. Под коммуникатором в MPI понимается специально создаваемый служебный объект, объединяющий в своем составе группу процессов и ряд дополнительных параметров (контекст), используемых при выполнении операций передачи данных. Как правило, парные операции передачи данных выполняются для процессов, принадлежащих одному и тому же коммуникатору. Коллективные операции применяются одновременно для всех процессов коммуникатора. Как результат, указание используемого коммуникатора является обязательным для </text:p>
      <text:p text:style-name="P9">операций передачи данных в MPI. В ходе вычислений могут создаваться новые и удаляться существующие группы процессов и коммуникаторы. Один и тот же процесс может принадлежать разным группам и коммуникаторам. Все имеющиеся в параллельной программе процессы входят в состав создаваемого по умолчанию коммуникатора с идентификатором MPI_COMM_WORLD. </text:p>
      <text:p text:style-name="P9">При необходимости передачи данных между процессами из разных групп необходимо создавать глобальный коммуникатор (intercommunicator). </text:p>
      <text:p text:style-name="P9"><text:tab/>При выполнении операций передачи сообщений для указания передаваемых или получаемых данных в функциях MPI необходимо указывать тип пересылаемых данных. MPI содержит большой набор базовых типов данных, во многом совпадающих с типами данных в алгоритмических языках C и Fortran. Кроме того, в MPI имеются возможности для создания новых производных типов данных для более точного и краткого описания содержимого пересылаемых сообщений. </text:p>
      <text:p text:style-name="P9"><text:soft-page-break/><text:tab/>Как уже отмечалось ранее, парные операции передачи данных могут быть выполнены между любыми процессами одного и того же коммуникатора, а в коллективной операции принимают участие все процессы </text:p>
      <text:p text:style-name="P9">коммуникатора. В этом плане, логическая топология линий связи между процессами имеет структуру полного графа (независимо от наличия реальных физических каналов связи между процессорами). Вместе с этим, для изложения и последующего анализа ряда параллельных алгоритмов целесообразно логическое представление имеющейся коммуникационной сети в </text:p>
      <text:p text:style-name="P9">виде тех или иных топологий. В MPI имеется возможность представления множества процессов в виде решетки произвольной </text:p>
      <text:p text:style-name="P9">размерности (см. рис. 1.7). При этом, граничные процессы решеток могут быть объявлены соседними и, тем самым, на основе решеток могут быть определены структуры типа тор. Кроме того, в MPI имеются средства и для формирования логических (виртуальных) топологий любого требуемого типа. <text:span text:style-name="T48">[3]</text:span></text:p>
      <text:p text:style-name="P8">Функции использованные в приложении</text:p>
      <text:p text:style-name="P11"><text:tab/><text:span text:style-name="T50">int MPI_Init ( int *agrc, char **argv ); </text:span></text:p>
      <text:p text:style-name="P11"><text:tab/>Инициализация среды выполнения MPI-программы. Параметрами функции являются количество аргументов в командной строке и текст самой командной строки.</text:p>
      <text:p text:style-name="P11"><text:tab/><text:span text:style-name="T50">int MPI_Finalize (void);</text:span></text:p>
      <text:p text:style-name="P11"><text:tab/>Последняя вызываемая функция MPI. Она обязательна в тексте программы.</text:p>
      <text:p text:style-name="P11"><text:tab/>Все остальные функции MPI в коде должны находиться между этими двумя функциями.</text:p>
      <text:p text:style-name="P12"><text:tab/><text:span text:style-name="T51">int MPI_Comm_size ( MPI_Comm comm, int *size );</text:span></text:p>
      <text:p text:style-name="P13"><text:tab/>Определение количества процессов в выполняемой параллельной программе</text:p>
      <text:p text:style-name="P12"><text:span text:style-name="T49"><text:tab/></text:span><text:span text:style-name="T51">int MPI_Comm_rank ( MPI_Comm comm, int *rank );</text:span></text:p>
      <text:p text:style-name="P13">Определения ранга процесса</text:p>
      <text:p text:style-name="P13"/>
      <text:p text:style-name="P11"><text:soft-page-break/><text:tab/><text:span text:style-name="T50">int MPI_Send(void *buf, int count, MPI_Datatype type, int dest, </text:span></text:p>
      <text:p text:style-name="P14">int tag, MPI_Comm comm);</text:p>
      <text:p text:style-name="P12"><text:tab/><text:span text:style-name="T49">Функция для передачи сообщения, </text:span>где</text:p>
      <text:list xml:id="list9081719761047278560" text:style-name="L8">
        <text:list-item>
          <text:p text:style-name="P49">buf — адрес буфера памяти, в котором располагаются данные отправляемого сообщения</text:p>
        </text:list-item>
        <text:list-item>
          <text:p text:style-name="P49">count — количество элементов данных в сообщении</text:p>
        </text:list-item>
        <text:list-item>
          <text:p text:style-name="P49">type — тип элементов данных пересылаемого сообщения</text:p>
        </text:list-item>
        <text:list-item>
          <text:p text:style-name="P49">dest — ранг процесса, которому отправляется сообщение</text:p>
        </text:list-item>
        <text:list-item>
          <text:p text:style-name="P49">tag — значение-тег, используемое для идентификации сообщений</text:p>
        </text:list-item>
        <text:list-item>
          <text:p text:style-name="P49">comm — коммуникатор, в рамках которого выполняется передача данных.</text:p>
        </text:list-item>
      </text:list>
      <text:p text:style-name="P11"><text:tab/>Сразу же после завершения функции MPI_Send процесс-отправитель может начать повторно использовать буфер памяти, в котором располагалось отправляемое сообщение. Вместе с этим, следует понимать, что в момент завершения функции MPI_Send состояние самого пересылаемого сообщения может быть совершенно различным - сообщение может располагаться в процессе-отправителе, может находиться в процессе передачи, может храниться в процессе-получателе или же может быть принято процессом-получателем при помощи функции MPI_Recv. Тем самым, завершение функции MPI_Send означает лишь, что операция передачи начала выполняться и пересылка сообщения будет рано или поздно будет выполнена.</text:p>
      <text:p text:style-name="P11"><text:tab/><text:span text:style-name="T50">int MPI_Recv(void *buf, int count, MPI_Datatype type, int source, </text:span></text:p>
      <text:p text:style-name="P14">int tag, MPI_Comm comm, MPI_Status *status)<text:span text:style-name="T49">;</text:span></text:p>
      <text:p text:style-name="P12"><text:span text:style-name="T49"><text:tab/>Функция для приема сообщения, г</text:span>де</text:p>
      <text:list xml:id="list6794808035935947307" text:style-name="L9">
        <text:list-item>
          <text:p text:style-name="P50">buf, count, type — буфер памяти для приема сообщения, назначение каждого отдельного параметра соответствует описанию в MPI_Send</text:p>
        </text:list-item>
        <text:list-item>
          <text:p text:style-name="P50">source — ранг процесса, от которого должен быть выполнен прием сообщения</text:p>
        </text:list-item>
        <text:list-item>
          <text:p text:style-name="P50">tag — тег сообщения, которое должно быть принято для процесса </text:p>
        </text:list-item>
        <text:list-item>
          <text:p text:style-name="P55"><text:span text:style-name="T43">с</text:span><text:span text:style-name="T42">omm — коммуникатор, в рамках которого выполняется передача данны</text:span><text:span text:style-name="T43">х</text:span></text:p>
        </text:list-item>
        <text:list-item>
          <text:p text:style-name="P56"><text:soft-page-break/><text:span text:style-name="T42">status — указатель на структуру данных </text:span><text:span text:style-name="T44">M</text:span><text:span text:style-name="Emphasis"><text:span text:style-name="T17">PI_Status</text:span></text:span><text:span text:style-name="T42"> с информацией о результате выполнения операции приема данных</text:span><text:span text:style-name="T44">. Она содержит </text:span><text:span text:style-name="T13">три поля: </text:span><text:span text:style-name="Emphasis"><text:span text:style-name="T17">MPI_Source </text:span></text:span><text:span text:style-name="T13">(номер процесса отправителя), </text:span><text:span text:style-name="Emphasis"><text:span text:style-name="T17">MPI_Tag </text:span></text:span><text:span text:style-name="T13">(идентификатор сообщения), </text:span><text:span text:style-name="Emphasis"><text:span text:style-name="T17">MPI_Error </text:span></text:span><text:span text:style-name="T13">(код ошибки); могут быть и добавочные поля.</text:span></text:p>
        </text:list-item>
      </text:list>
      <text:p text:style-name="P11"><text:tab/>Вызов функции MPI_Recv не должен согласовываться со временем вызова соответствующей функции передачи сообщения MPI_Send – прием сообщения может быть инициирован до момента, в момент или </text:p>
      <text:p text:style-name="P11">после момента начала отправки сообщения. По завершении функции MPI_Recv в заданном буфере памяти будет располагаться принятое сообщение. Принципиальный момент здесь состоит в том, что функция MPI_Recv является блокирующей для процесса-получателя, т.е. его выполнение приостанавливается до завершения работы функции. Таким образом, если по каким-то причинам ожидаемое для приема сообщение будет отсутствовать, выполнение параллельной программы будет блокировано.<text:span text:style-name="T49">[5]</text:span></text:p>
      <text:p text:style-name="P13"><text:tab/><text:span text:style-name="T50">double MPI_Wtime(void);</text:span></text:p>
      <text:p text:style-name="P13"><text:tab/>Получение времени текущего момента выполнения программы[3]</text:p>
      <text:p text:style-name="P25">Приложение 1(графики)</text:p>
      <text:p text:style-name="P43">График 1. Зависимость времени выполнения от количества разбиений</text:p>
      <text:p text:style-name="P43"/>
      <text:p text:style-name="P43"/>
      <text:p text:style-name="P43"><draw:frame draw:style-name="fr2" draw:name="Объект1" text:anchor-type="paragraph" svg:width="16cm" svg:height="8.99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44">График 2. Зависимость времени выполнения от количество потоков</text:p>
      <text:p text:style-name="P44"/>
      <text:p text:style-name="P44"><draw:frame draw:style-name="fr2" draw:name="Объект2" text:anchor-type="paragraph" svg:width="16cm" svg:height="8.999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5">Приложение 2(листинги)</text:p>
      <text:p text:style-name="P54">Листинг 1. Серверный скрипт.</text:p>
      <text:p text:style-name="P57">var app, express, fs, log;</text:p>
      <text:p text:style-name="P57">var spawn = require("child_process").spawn;</text:p>
      <text:p text:style-name="P57">var execSync = require("exec-sync");</text:p>
      <text:p text:style-name="P57"></text:p>
      <text:p text:style-name="P57">fs = require("fs");</text:p>
      <text:p text:style-name="P57">express = require("express");</text:p>
      <text:p text:style-name="P57">app = express();</text:p>
      <text:p text:style-name="P57">app.use(require("body-parser")());</text:p>
      <text:p text:style-name="P57">app.use(require("method-override")());</text:p>
      <text:p text:style-name="P57">app.use("/", express["static"]("site/"));</text:p>
      <text:p text:style-name="P57"></text:p>
      <text:p text:style-name="P57">fnShowProps = function(obj, objName){</text:p>
      <text:p text:style-name="P57"><text:s text:c="4"/>var result = "";</text:p>
      <text:p text:style-name="P57"><text:s text:c="4"/>for (var i in obj)</text:p>
      <text:p text:style-name="P57"><text:s text:c="8"/>result += objName + "." + i + " = " + obj[i] + "\n";</text:p>
      <text:p text:style-name="P57"><text:s text:c="4"/>console.log(result);</text:p>
      <text:p text:style-name="P57">}</text:p>
      <text:p text:style-name="P57"></text:p>
      <text:p text:style-name="P57">log = function(str) {</text:p>
      <text:p text:style-name="P57"><text:s text:c="2"/>console.log("### Service Action ###");</text:p>
      <text:p text:style-name="P57"><text:s text:c="2"/>console.log("Message: " + str);</text:p>
      <text:p text:style-name="P57"><text:s text:c="2"/>console.log("######################");</text:p>
      <text:p text:style-name="P57">}</text:p>
      <text:p text:style-name="P57"></text:p>
      <text:p text:style-name="P57">generateFile = function(data) {</text:p>
      <text:p text:style-name="P57"><text:s text:c="2"/>var code = "\r\n";</text:p>
      <text:p text:style-name="P57"><text:s text:c="2"/>code += "#include &lt;iostream&gt;\r\n";</text:p>
      <text:p text:style-name="P57"><text:s text:c="2"/>code += "#include &lt;fstream&gt;\r\n";</text:p>
      <text:p text:style-name="P57"><text:s text:c="2"/>code += "#include &lt;cmath&gt;\r\n";</text:p>
      <text:p text:style-name="P57"><text:s text:c="2"/>code += "double func(double x, double t, double Utx) {\r\n";</text:p>
      <text:p text:style-name="P57"><text:s text:c="2"/>code += " <text:s/>return " + data.func + ";\r\n";</text:p>
      <text:p text:style-name="P57"><text:s text:c="2"/>code += "}\r\n";</text:p>
      <text:p text:style-name="P57"><text:s text:c="2"/>code += "double nu(double x) {\r\n";</text:p>
      <text:p text:style-name="P57"><text:s text:c="2"/>code += " <text:s/>return " + data.nu + ";\r\n";</text:p>
      <text:p text:style-name="P57"><text:s text:c="2"/>code += "}\r\n";</text:p>
      <text:p text:style-name="P57"><text:s text:c="2"/>code += "double gu(double t) {\r\n";</text:p>
      <text:p text:style-name="P57"><text:s text:c="2"/>code += " <text:s/>return " + data.gu + ";\r\n";</text:p>
      <text:p text:style-name="P57"><text:s text:c="2"/>code += "}\r\n";</text:p>
      <text:p text:style-name="P57"><text:s text:c="2"/>code += "double derivativeFromGu(double t) {\r\n";</text:p>
      <text:p text:style-name="P57"><text:s text:c="2"/>code += " <text:s/>return " + data.dgu + ";\r\n";</text:p>
      <text:p text:style-name="P57"><text:s text:c="2"/>code += "}\r\n";</text:p>
      <text:p text:style-name="P57"><text:s text:c="2"/>code += "int main()\r\n";</text:p>
      <text:p text:style-name="P57"><text:s text:c="2"/>code += "{\r\n";</text:p>
      <text:p text:style-name="P57"><text:s text:c="2"/>code += " <text:s/>int M = " + data.tcount + ";\r\n";</text:p>
      <text:p text:style-name="P57"><text:s text:c="2"/>code += " <text:s/>int N = " + data.xcount + ";\r\n";</text:p>
      <text:p text:style-name="P57"><text:s text:c="2"/>code += " <text:s/>double a = 1;\r\n";</text:p>
      <text:p text:style-name="P57"><text:s text:c="2"/>code += " <text:s/>double x0 = " + data.x0 + ";\r\n";</text:p>
      <text:p text:style-name="P57"><text:s text:c="2"/>code += " <text:s/>double xn = " + data.xn + ";\r\n";</text:p>
      <text:p text:style-name="P57"><text:s text:c="2"/>code += " <text:s/>double h = std::abs(xn - x0) / (N-1);\r\n";</text:p>
      <text:p text:style-name="P57"><text:s text:c="2"/>code += " <text:s/>double t0 = " + data.t0 + ";\r\n";</text:p>
      <text:p text:style-name="P57"><text:s text:c="2"/>code += " <text:s/>double tn = " + data.tn + ";\r\n";</text:p>
      <text:p text:style-name="P57"><text:soft-page-break/><text:s text:c="2"/>code += " <text:s/>double d = std::abs(tn - t0) / (M-1);\r\n";</text:p>
      <text:p text:style-name="P57"><text:s text:c="2"/>code += " <text:s/>double s = 0.8;\r\n";</text:p>
      <text:p text:style-name="P57"><text:s text:c="2"/>code += " <text:s/>double U[M][N];\r\n";</text:p>
      <text:p text:style-name="P57"><text:s text:c="2"/>code += " <text:s/>double X[N];\r\n";</text:p>
      <text:p text:style-name="P57"><text:s text:c="2"/>code += " <text:s/>for(int i = 0; i &lt; N; i++) {\r\n";</text:p>
      <text:p text:style-name="P57"><text:s text:c="2"/>code += " <text:s text:c="3"/>X[i] = x0 + i * h;\r\n";</text:p>
      <text:p text:style-name="P57"><text:s text:c="2"/>code += " <text:s/>}\r\n";</text:p>
      <text:p text:style-name="P57"><text:s text:c="2"/>code += " <text:s/>double T[M];\r\n";</text:p>
      <text:p text:style-name="P57"><text:s text:c="2"/>code += " <text:s/>for(int j = 0; j &lt; M; j++) {\r\n";</text:p>
      <text:p text:style-name="P57"><text:s text:c="2"/>code += " <text:s text:c="3"/>T[j] = t0 + j * d;\r\n";</text:p>
      <text:p text:style-name="P57"><text:s text:c="2"/>code += " <text:s/>}\r\n";</text:p>
      <text:p text:style-name="P57"><text:s text:c="2"/>code += " <text:s/>for(int i = 0; i &lt; N; i++) {\r\n";</text:p>
      <text:p text:style-name="P57"><text:s text:c="2"/>code += " <text:s text:c="3"/>U[0][i] = nu(X[i]);\r\n";</text:p>
      <text:p text:style-name="P57"><text:s text:c="2"/>code += " <text:s/>}\r\n";</text:p>
      <text:p text:style-name="P57"><text:s text:c="2"/>code += " <text:s/>for(int j = 0; j &lt; M; j++) {\r\n";</text:p>
      <text:p text:style-name="P57"><text:s text:c="2"/>code += " <text:s text:c="3"/>U[j][0] = gu(T[j]);\r\n";</text:p>
      <text:p text:style-name="P57"><text:s text:c="2"/>code += " <text:s/>}\r\n";</text:p>
      <text:p text:style-name="P57"><text:s text:c="2"/>code += " <text:s/>double Fij;\r\n";</text:p>
      <text:p text:style-name="P57"><text:s text:c="2"/>code += " <text:s/>double F0j;\r\n";</text:p>
      <text:p text:style-name="P57"><text:s text:c="2"/>code += " <text:s/>double F0j1;\r\n";</text:p>
      <text:p text:style-name="P57"><text:s text:c="2"/>code += " <text:s/>double Gj;\r\n";</text:p>
      <text:p text:style-name="P57"><text:s text:c="2"/>code += " <text:s/>double Gj1;\r\n";</text:p>
      <text:p text:style-name="P57"><text:s text:c="2"/>code += " <text:s/>for(int j = 0; j &lt; M - 1; j++) {\r\n";</text:p>
      <text:p text:style-name="P57"><text:s text:c="2"/>code += " <text:s text:c="3"/>Fij = func(X[1], T[j], U[j][1]);\r\n";</text:p>
      <text:p text:style-name="P57"><text:s text:c="2"/>code += " <text:s text:c="3"/>F0j = func(X[0], T[j], U[j][0]);\r\n";</text:p>
      <text:p text:style-name="P57"><text:s text:c="2"/>code += " <text:s text:c="3"/>F0j1 = func(X[0], T[j + 1], U[j+1][0]);\r\n";</text:p>
      <text:p text:style-name="P57"><text:s text:c="2"/>code += " <text:s text:c="3"/>Gj = derivativeFromGu(T[j]);\r\n";</text:p>
      <text:p text:style-name="P57"><text:s text:c="2"/>code += " <text:s text:c="3"/>Gj1 = derivativeFromGu(T[j + 1]);\r\n";</text:p>
      <text:p text:style-name="P57"><text:s text:c="2"/>code += " <text:s text:c="3"/>U[j + 1][1] = d*h/(h + 2*a*s*d) *\r\n";</text:p>
      <text:p text:style-name="P57"><text:s text:c="2"/>code += " <text:s text:c="3"/>( U[j][1]/d - a*s /(2*h)*(-4*U[j+1][0] -\r\n";</text:p>
      <text:p text:style-name="P57"><text:s text:c="2"/>code += " <text:s text:c="3"/>2*h/a*(F0j1 - Gj1)) -\r\n";</text:p>
      <text:p text:style-name="P57"><text:s text:c="2"/>code += " <text:s text:c="3"/>a*(1-s)/(2*h) * (-4*U[j][0] - 2*h/a*(F0j <text:s/>- Gj) + 4*U[j][1]) + Fij);\r\n";</text:p>
      <text:p text:style-name="P57"><text:s text:c="2"/>code += " <text:s text:c="3"/>for(int i = 2; i &lt; N; i++) <text:s/>{\r\n";</text:p>
      <text:p text:style-name="P57"><text:s text:c="2"/>code += " <text:s text:c="5"/>Fij = func(X[i], T[j], U[j][i]);\r\n";</text:p>
      <text:p text:style-name="P57"><text:s text:c="2"/>code += " <text:s text:c="5"/>U[j+1][i] = 2*d*h/(2*h+3*a*s*d) *\r\n";</text:p>
      <text:p text:style-name="P57"><text:s text:c="2"/>code += " <text:s text:c="5"/>(U[j][i]/d - \r\n";</text:p>
      <text:p text:style-name="P57"><text:s text:c="2"/>code += " <text:s text:c="5"/>a*s/ (2*h)*(U[j+1][i-2] - 4*U[j+1][i-1]) -\r\n";</text:p>
      <text:p text:style-name="P57"><text:s text:c="2"/>code += " <text:s text:c="5"/>a*(1-s)/(2*h)*(U[j][i-2] - 4*U[j][i-1] + 3*U[j][i]) + Fij);\r\n";</text:p>
      <text:p text:style-name="P57"><text:s text:c="2"/>code += " <text:s text:c="3"/>}\r\n";</text:p>
      <text:p text:style-name="P57"><text:s text:c="2"/>code += " <text:s/>}\r\n";</text:p>
      <text:p text:style-name="P57"><text:s text:c="2"/>code += " <text:s/>std::ofstream resultFile(\"resultfile.json\");\r\n";</text:p>
      <text:p text:style-name="P57"><text:s text:c="2"/>code += " <text:s/>resultFile &lt;&lt; \"{\" &lt;&lt; std::endl;\r\n";</text:p>
      <text:p text:style-name="P57"><text:s text:c="2"/>code += " <text:s/>resultFile &lt;&lt; \" <text:s/>\\\"x\\\": [\" &lt;&lt; std::endl;\r\n";</text:p>
      <text:p text:style-name="P57"><text:s text:c="2"/>code += " <text:s/>for(int i = 0; i &lt; N-1; i++) {\r\n";</text:p>
      <text:p text:style-name="P57"><text:s text:c="2"/>code += " <text:s text:c="3"/>resultFile &lt;&lt; \" <text:s text:c="3"/>\" &lt;&lt; X[i] &lt;&lt; \",\"&lt;&lt; std::endl;\r\n";</text:p>
      <text:p text:style-name="P57"><text:s text:c="2"/>code += " <text:s/>}\r\n";</text:p>
      <text:p text:style-name="P57"><text:s text:c="2"/>code += " <text:s/>resultFile &lt;&lt; \" <text:s text:c="3"/>\" &lt;&lt; X[N] &lt;&lt; \"],\"&lt;&lt; std::endl;\r\n";</text:p>
      <text:p text:style-name="P57"></text:p>
      <text:p text:style-name="P57"><text:s text:c="2"/>code += " <text:s/>resultFile &lt;&lt; \" <text:s/>\\\"t\\\": [\" &lt;&lt; std::endl;\r\n";</text:p>
      <text:p text:style-name="P57"><text:s text:c="2"/>code += " <text:s/>for(int j = 0; j &lt; M-1; j++) {\r\n";</text:p>
      <text:p text:style-name="P57"><text:s text:c="2"/>code += " <text:s text:c="3"/>resultFile &lt;&lt; \" <text:s text:c="3"/>\" &lt;&lt; T[j] &lt;&lt; \",\"&lt;&lt; std::endl;\r\n";</text:p>
      <text:p text:style-name="P57"><text:s text:c="2"/>code += " <text:s/>}\r\n";</text:p>
      <text:p text:style-name="P57"><text:soft-page-break/><text:s text:c="2"/>code += " <text:s/>resultFile &lt;&lt; \" <text:s text:c="3"/>\" &lt;&lt; T[M] &lt;&lt; \"],\"&lt;&lt; std::endl;\r\n";</text:p>
      <text:p text:style-name="P57"></text:p>
      <text:p text:style-name="P57"><text:s text:c="2"/>code += " <text:s/>resultFile &lt;&lt; \" <text:s/>\\\"u\\\": [\" &lt;&lt; std::endl;\r\n";</text:p>
      <text:p text:style-name="P57"><text:s text:c="2"/>code += " <text:s/>for(int j = 0; j &lt; M-1; j++){\r\n";</text:p>
      <text:p text:style-name="P57"><text:s text:c="2"/>code += " <text:s text:c="3"/>resultFile &lt;&lt; \" <text:s text:c="3"/>[\";\r\n";</text:p>
      <text:p text:style-name="P57"><text:s text:c="2"/>code += " <text:s text:c="3"/>for(int i = 0; i &lt; N-1; i++) {\r\n";</text:p>
      <text:p text:style-name="P57"><text:s text:c="2"/>code += " <text:s text:c="5"/>resultFile &lt;&lt; U[j][i] &lt;&lt; \", \";\r\n";</text:p>
      <text:p text:style-name="P57"><text:s text:c="2"/>code += " <text:s text:c="3"/>}\r\n";</text:p>
      <text:p text:style-name="P57"><text:s text:c="2"/>code += " <text:s text:c="3"/>resultFile &lt;&lt; U[j][N] &lt;&lt; \"],\" &lt;&lt; std::endl;\r\n";</text:p>
      <text:p text:style-name="P57"><text:s text:c="2"/>code += " <text:s/>}\r\n";</text:p>
      <text:p text:style-name="P57"><text:s text:c="2"/>code += " <text:s/>resultFile &lt;&lt; \" <text:s text:c="3"/>[\";\r\n";</text:p>
      <text:p text:style-name="P57"><text:s text:c="2"/>code += " <text:s/>for(int i = 0; i &lt; N-1; i++) {\r\n";</text:p>
      <text:p text:style-name="P57"><text:s text:c="2"/>code += " <text:s text:c="3"/>resultFile &lt;&lt; U[M][i] &lt;&lt; \", \";\r\n";</text:p>
      <text:p text:style-name="P57"><text:s text:c="2"/>code += " <text:s/>}\r\n";</text:p>
      <text:p text:style-name="P57"><text:s text:c="2"/>code += " <text:s/>resultFile &lt;&lt; U[M][N] &lt;&lt; \"]]\" &lt;&lt; std::endl;\r\n";</text:p>
      <text:p text:style-name="P57"></text:p>
      <text:p text:style-name="P57"><text:s text:c="2"/>code += " <text:s/>resultFile &lt;&lt; \"}\" &lt;&lt; std::endl;\r\n";</text:p>
      <text:p text:style-name="P57"><text:s text:c="2"/>code += " <text:s/>resultFile.close();\r\n";</text:p>
      <text:p text:style-name="P57"><text:s text:c="2"/>code += " <text:s/>std::cout &lt;&lt; \"EOW\" &lt;&lt; std::endl;\r\n";</text:p>
      <text:p text:style-name="P57"><text:s text:c="2"/>code += " <text:s/>return 0;\r\n";</text:p>
      <text:p text:style-name="P57"><text:s text:c="2"/>code += "}\r\n";</text:p>
      <text:p text:style-name="P57"><text:s text:c="2"/>code += "\r\n";</text:p>
      <text:p text:style-name="P57"><text:s text:c="2"/>fs.writeFileSync("calc.cxx", code);</text:p>
      <text:p text:style-name="P57">}</text:p>
      <text:p text:style-name="P57"></text:p>
      <text:p text:style-name="P57">postData = function () {</text:p>
      <text:p text:style-name="P57"><text:s text:c="2"/>fnShowProps(execSync("scp calc.cxx s0051@umt.imm.uran.ru:~/", true), "scp");</text:p>
      <text:p text:style-name="P57"><text:s text:c="2"/>fnShowProps(execSync("ssh s0051@umt.imm.uran.ru \"source .bash_profile; ./execute.sh\"", true), "bash execute.sh");</text:p>
      <text:p text:style-name="P57"><text:s text:c="2"/>fnShowProps(execSync("scp s0051@umt.imm.uran.ru:~/resultfile.json site/.", true), "scp");</text:p>
      <text:p text:style-name="P57">}</text:p>
      <text:p text:style-name="P57"></text:p>
      <text:p text:style-name="P57">getData = function() {</text:p>
      <text:p text:style-name="P57"><text:s text:c="2"/>if(!fs.existsSync("site/resultfile.json")) throw err;</text:p>
      <text:p text:style-name="P57"><text:s text:c="2"/>return JSON.parse(fs.readFileSync("site/resultfile.json"));</text:p>
      <text:p text:style-name="P57">}</text:p>
      <text:p text:style-name="P57"></text:p>
      <text:p text:style-name="P57">removeData = function() {</text:p>
      <text:p text:style-name="P57"><text:s text:c="2"/>if(fs.existsSync("site/resultfile.json")) {</text:p>
      <text:p text:style-name="P57"><text:s text:c="4"/>fs.unlinkSync("site/resultfile.json");</text:p>
      <text:p text:style-name="P57"><text:s text:c="2"/>}</text:p>
      <text:p text:style-name="P57">}</text:p>
      <text:p text:style-name="P57"></text:p>
      <text:p text:style-name="P57">app.get("/", function(req, res) {</text:p>
      <text:p text:style-name="P57"><text:s text:c="2"/>return fs.readFile("site/index.html", function(err, html) {</text:p>
      <text:p text:style-name="P57"><text:s text:c="4"/>if (err) {</text:p>
      <text:p text:style-name="P57"><text:s text:c="6"/>throw err;</text:p>
      <text:p text:style-name="P57"><text:s text:c="4"/>}</text:p>
      <text:p text:style-name="P57"><text:s text:c="4"/>res.writeHeader(200, {</text:p>
      <text:p text:style-name="P57"><text:s text:c="6"/>"Content-Type": "text/html"</text:p>
      <text:p text:style-name="P57"><text:s text:c="4"/>});</text:p>
      <text:p text:style-name="P57"><text:s text:c="4"/>res.write(html);</text:p>
      <text:p text:style-name="P57"><text:s text:c="4"/>return res.end();</text:p>
      <text:p text:style-name="P57"><text:soft-page-break/><text:s text:c="2"/>});</text:p>
      <text:p text:style-name="P57">});</text:p>
      <text:p text:style-name="P57"></text:p>
      <text:p text:style-name="P57">app.post("/data", function(req, res) {</text:p>
      <text:p text:style-name="P57"><text:s text:c="2"/></text:p>
      <text:p text:style-name="P57"><text:s text:c="2"/>generateFile(req.body);</text:p>
      <text:p text:style-name="P57"></text:p>
      <text:p text:style-name="P57"><text:s text:c="2"/>postData();</text:p>
      <text:p text:style-name="P57"><text:s text:c="2"/></text:p>
      <text:p text:style-name="P57"><text:s text:c="2"/>//removeData();</text:p>
      <text:p text:style-name="P57"></text:p>
      <text:p text:style-name="P57"><text:s text:c="2"/>return res.json({</text:p>
      <text:p text:style-name="P57"><text:s text:c="4"/>status: "ok"</text:p>
      <text:p text:style-name="P57"><text:s text:c="2"/>});</text:p>
      <text:p text:style-name="P57">});</text:p>
      <text:p text:style-name="P57"></text:p>
      <text:p text:style-name="P57">app.listen(3000);</text:p>
      <text:p text:style-name="P66">Листинг 2. Управляющий скрипт Web-интерфейса.</text:p>
      <text:p text:style-name="P57">(function() {</text:p>
      <text:p text:style-name="P57"><text:s text:c="2"/>var submit;</text:p>
      <text:p text:style-name="P57"><text:s text:c="2"/>var a, func, nu, gu, x0, xn, t0, tn, xcount, tcount;</text:p>
      <text:p text:style-name="P57"></text:p>
      <text:p text:style-name="P57"><text:s text:c="2"/>$(document).ready(function() {</text:p>
      <text:p text:style-name="P57"><text:s text:c="4"/>a = $("#a");</text:p>
      <text:p text:style-name="P57"><text:s text:c="4"/>func = $("#func");</text:p>
      <text:p text:style-name="P57"><text:s text:c="4"/>nu = $("#nu");</text:p>
      <text:p text:style-name="P57"><text:s text:c="4"/>gu = $("#gu");</text:p>
      <text:p text:style-name="P57"><text:s text:c="4"/>dgu = $("#dgu");</text:p>
      <text:p text:style-name="P57"><text:s text:c="4"/>x0 = $("#x0");</text:p>
      <text:p text:style-name="P57"><text:s text:c="4"/>xn = $("#xn");</text:p>
      <text:p text:style-name="P57"><text:s text:c="4"/>t0 = $("#t0");</text:p>
      <text:p text:style-name="P57"><text:s text:c="4"/>tn = $("#tn");</text:p>
      <text:p text:style-name="P57"><text:s text:c="4"/>xcount = $("#xcount");</text:p>
      <text:p text:style-name="P57"><text:s text:c="4"/>tcount = $("#tcount");</text:p>
      <text:p text:style-name="P57"><text:s text:c="4"/>download = $("#download");</text:p>
      <text:p text:style-name="P57"></text:p>
      <text:p text:style-name="P57"><text:s text:c="4"/>a.val("1");</text:p>
      <text:p text:style-name="P57"><text:s text:c="4"/>func.val("cos(t + x) + Utx - cos(x) * sin(t)");</text:p>
      <text:p text:style-name="P57"><text:s text:c="4"/>nu.val("0");</text:p>
      <text:p text:style-name="P57"><text:s text:c="4"/>gu.val("sin(t)");</text:p>
      <text:p text:style-name="P57"><text:s text:c="4"/>dgu.val("cos(t)")</text:p>
      <text:p text:style-name="P57"><text:s text:c="4"/>x0.val("0");</text:p>
      <text:p text:style-name="P57"><text:s text:c="4"/>xn.val("3.14159");</text:p>
      <text:p text:style-name="P57"><text:s text:c="4"/>t0.val("0");</text:p>
      <text:p text:style-name="P57"><text:s text:c="4"/>tn.val("3.14159/2");</text:p>
      <text:p text:style-name="P57"><text:s text:c="4"/>xcount.val("101");</text:p>
      <text:p text:style-name="P57"><text:s text:c="4"/>tcount.val("101");</text:p>
      <text:p text:style-name="P57"></text:p>
      <text:p text:style-name="P57"><text:s text:c="4"/>submit = $("#submit");</text:p>
      <text:p text:style-name="P57"><text:s text:c="4"/>submit.on("click", draw);</text:p>
      <text:p text:style-name="P57"><text:s text:c="2"/>});</text:p>
      <text:p text:style-name="P57"></text:p>
      <text:p text:style-name="P57"><text:s text:c="2"/>draw = function() {</text:p>
      <text:p text:style-name="P57"><text:s text:c="4"/>submit.button('loading');</text:p>
      <text:p text:style-name="P57"><text:s text:c="4"/>download.attr("disabled", "disabled");</text:p>
      <text:p text:style-name="P57"><text:s text:c="4"/>$.ajax({</text:p>
      <text:p text:style-name="P57"><text:s text:c="6"/>type: "POST",</text:p>
      <text:p text:style-name="P57"><text:s text:c="6"/>url: "/data",</text:p>
      <text:p text:style-name="P57"><text:s text:c="6"/>data: {</text:p>
      <text:p text:style-name="P57"><text:s text:c="8"/>a: a.val(),</text:p>
      <text:p text:style-name="P57"><text:s text:c="8"/>func: func.val(),</text:p>
      <text:p text:style-name="P57"><text:s text:c="8"/>nu: nu.val(),</text:p>
      <text:p text:style-name="P57"><text:s text:c="8"/>gu: gu.val(),</text:p>
      <text:p text:style-name="P57"><text:s text:c="8"/>dgu: dgu.val(),</text:p>
      <text:p text:style-name="P57"><text:s text:c="8"/>x0: x0.val(),</text:p>
      <text:p text:style-name="P57"><text:s text:c="8"/>xn: xn.val(),</text:p>
      <text:p text:style-name="P57"><text:s text:c="8"/>t0: t0.val(),</text:p>
      <text:p text:style-name="P57"><text:s text:c="8"/>tn: tn.val(),</text:p>
      <text:p text:style-name="P57"><text:s text:c="8"/>xcount: xcount.val(),</text:p>
      <text:p text:style-name="P57"><text:s text:c="8"/>tcount: tcount.val()</text:p>
      <text:p text:style-name="P57"><text:s text:c="6"/>},</text:p>
      <text:p text:style-name="P57"><text:soft-page-break/><text:s text:c="6"/>success: function(data) {</text:p>
      <text:p text:style-name="P57"><text:s text:c="8"/>submit.button('reset');</text:p>
      <text:p text:style-name="P57"><text:s text:c="8"/>download.removeAttr("disabled");</text:p>
      <text:p text:style-name="P57"></text:p>
      <text:p text:style-name="P57"><text:s text:c="6"/>},</text:p>
      <text:p text:style-name="P57"><text:s text:c="6"/>error: function(data) {</text:p>
      <text:p text:style-name="P57"><text:s text:c="8"/>submit.button('reset');</text:p>
      <text:p text:style-name="P57"><text:s text:c="8"/>bootbox.alert("/data POST error");</text:p>
      <text:p text:style-name="P57"><text:s text:c="6"/>}</text:p>
      <text:p text:style-name="P57"><text:s text:c="4"/>});</text:p>
      <text:p text:style-name="P57"><text:s text:c="2"/>};</text:p>
      <text:p text:style-name="P57">}).call(this);</text:p>
      <text:p text:style-name="P66">Листинг <text:span text:style-name="T53">3</text:span>. <text:span text:style-name="T53">Основная страница</text:span> Web-интерфейса.</text:p>
      <text:p text:style-name="P57">&lt;!DOCTYPE html&gt;</text:p>
      <text:p text:style-name="P57">&lt;html ng-app="main"&gt;</text:p>
      <text:p text:style-name="P57">&lt;head&gt;</text:p>
      <text:p text:style-name="P57"><text:s text:c="2"/>&lt;meta charset="UTF-8"&gt;</text:p>
      <text:p text:style-name="P57"></text:p>
      <text:p text:style-name="P57"><text:s text:c="2"/>&lt;title&gt;<text:span text:style-name="T52">Численное решение некоторых уравнени</text:span>й&lt;/title&gt;</text:p>
      <text:p text:style-name="P57"></text:p>
      <text:p text:style-name="P57"><text:s text:c="2"/>&lt;link rel="stylesheet" type="text/css" href="lib/vendor/bootstrap/css/bootstrap.min.css"&gt;</text:p>
      <text:p text:style-name="P57"></text:p>
      <text:p text:style-name="P57"><text:s text:c="2"/>&lt;script type="text/javascript" src="lib/vendor/jquery/dist/jquery.js"&gt;&lt;/script&gt;</text:p>
      <text:p text:style-name="P57"><text:s text:c="2"/>&lt;script type="text/javascript" src="lib/vendor/bootstrap/js/bootstrap.js"&gt;&lt;/script&gt;</text:p>
      <text:p text:style-name="P57"><text:s text:c="2"/>&lt;script type="text/javascript" src="lib/vendor/bootbox/bootbox.js"&gt;&lt;/script&gt;</text:p>
      <text:p text:style-name="P57"></text:p>
      <text:p text:style-name="P57"><text:s text:c="2"/>&lt;script type="text/javascript" src="lib/main.js"&gt;&lt;/script&gt;</text:p>
      <text:p text:style-name="P57"></text:p>
      <text:p text:style-name="P57">&lt;/head&gt;</text:p>
      <text:p text:style-name="P57">&lt;body style="padding-top: 70px;"&gt;</text:p>
      <text:p text:style-name="P57"><text:s text:c="2"/>&lt;div class="navbar navbar-inverse navbar-fixed-top"&gt;</text:p>
      <text:p text:style-name="P57"><text:s text:c="4"/>&lt;div class="container"&gt;</text:p>
      <text:p text:style-name="P57"><text:s text:c="6"/>&lt;div class="navbar-header"&gt;</text:p>
      <text:p text:style-name="P57"><text:s text:c="8"/>&lt;a class="navbar-brand" href="javascript:void(0)"&gt;<text:span text:style-name="T52">Численное решение некоторых уравнений</text:span>&lt;/a&gt;</text:p>
      <text:p text:style-name="P57"><text:s text:c="6"/>&lt;/div&gt;</text:p>
      <text:p text:style-name="P57"><text:s text:c="6"/>&lt;div class="collapse navbar-collapse"&gt;</text:p>
      <text:p text:style-name="P57"><text:s text:c="8"/>&lt;ul class="nav navbar-nav"&gt;</text:p>
      <text:p text:style-name="P57"><text:s text:c="10"/>&lt;li&gt;&lt;a href="javascript:void(0)" data-toggle="modal" data-target="#docs"&gt;<text:span text:style-name="T52">Документация</text:span>&lt;/a&gt;&lt;/li&gt;</text:p>
      <text:p text:style-name="P57"><text:s text:c="8"/>&lt;/ul&gt;</text:p>
      <text:p text:style-name="P57"><text:s text:c="6"/>&lt;/div&gt;</text:p>
      <text:p text:style-name="P57"><text:s text:c="4"/>&lt;/div&gt;</text:p>
      <text:p text:style-name="P57"><text:s text:c="2"/>&lt;/div&gt;</text:p>
      <text:p text:style-name="P57"></text:p>
      <text:p text:style-name="P57"><text:s text:c="2"/>&lt;div class="container"&gt;</text:p>
      <text:p text:style-name="P57"><text:s text:c="4"/>&lt;div class="row"&gt;</text:p>
      <text:p text:style-name="P57"><text:s text:c="6"/>&lt;div class="col-xs-8"&gt;</text:p>
      <text:p text:style-name="P57"><text:s text:c="8"/>&lt;div class="well well-lg"&gt;</text:p>
      <text:p text:style-name="P57"><text:s text:c="10"/>&lt;div class="row"&gt;</text:p>
      <text:p text:style-name="P57"><text:s text:c="12"/>&lt;div class="col-xs-1"&gt;&lt;img src="images/ut.gif"&gt;&lt;/div&gt;</text:p>
      <text:p text:style-name="P57"><text:s text:c="12"/>&lt;div class="col-xs-2"&gt;</text:p>
      <text:p text:style-name="P57"><text:s text:c="14"/>&lt;input id="a" type="text" class="form-control" placeholder="a" required&gt;</text:p>
      <text:p text:style-name="P57"><text:s text:c="12"/>&lt;/div&gt;</text:p>
      <text:p text:style-name="P57"><text:s text:c="12"/>&lt;div class="col-xs-1"&gt;&lt;img src="images/ux.gif"&gt;&lt;/div&gt;</text:p>
      <text:p text:style-name="P57"><text:s text:c="12"/>&lt;div class="col-xs-8"&gt;</text:p>
      <text:p text:style-name="P57"><text:s text:c="14"/>&lt;input id="func" type="text" class="form-control" placeholder="f(t,x,u(x,t))" required&gt;</text:p>
      <text:p text:style-name="P57"><text:s text:c="12"/>&lt;/div&gt;</text:p>
      <text:p text:style-name="P57"><text:s text:c="10"/>&lt;/div&gt;</text:p>
      <text:p text:style-name="P57"><text:s text:c="8"/>&lt;/div&gt;</text:p>
      <text:p text:style-name="P57"><text:s text:c="8"/>&lt;br&gt;</text:p>
      <text:p text:style-name="P57"><text:soft-page-break/><text:s text:c="8"/>&lt;div class="row"&gt;</text:p>
      <text:p text:style-name="P57"><text:s text:c="10"/>&lt;div class="col-xs-8"&gt;</text:p>
      <text:p text:style-name="P57"><text:s text:c="12"/>&lt;div class="input-group"&gt;</text:p>
      <text:p text:style-name="P57"><text:s text:c="14"/>&lt;span class="input-group-addon"&gt;&lt;img src="images/nu.gif"&gt;&lt;/span&gt;</text:p>
      <text:p text:style-name="P57"><text:s text:c="14"/>&lt;input id="nu" type="text" class="form-control" placeholder="u(x,t0)" required&gt;</text:p>
      <text:p text:style-name="P57"><text:s text:c="12"/>&lt;/div&gt;</text:p>
      <text:p text:style-name="P57"><text:s text:c="10"/>&lt;/div&gt;</text:p>
      <text:p text:style-name="P57"><text:s text:c="8"/>&lt;/div&gt;</text:p>
      <text:p text:style-name="P57"><text:s text:c="8"/>&lt;br&gt;</text:p>
      <text:p text:style-name="P57"><text:s text:c="8"/>&lt;div class="row"&gt;</text:p>
      <text:p text:style-name="P57"><text:s text:c="10"/>&lt;div class="col-xs-8"&gt;</text:p>
      <text:p text:style-name="P57"><text:s text:c="12"/>&lt;div class="input-group"&gt;</text:p>
      <text:p text:style-name="P57"><text:s text:c="14"/>&lt;span class="input-group-addon"&gt;&lt;img src="images/gu.gif"&gt;&lt;/span&gt;</text:p>
      <text:p text:style-name="P57"><text:s text:c="14"/>&lt;input id="gu" type="text" class="form-control" placeholder="g(x0,t)" required&gt;</text:p>
      <text:p text:style-name="P57"><text:s text:c="12"/>&lt;/div&gt;</text:p>
      <text:p text:style-name="P57"><text:s text:c="10"/>&lt;/div&gt;</text:p>
      <text:p text:style-name="P57"><text:s text:c="8"/>&lt;/div&gt;</text:p>
      <text:p text:style-name="P57"><text:s text:c="8"/>&lt;br&gt;</text:p>
      <text:p text:style-name="P57"><text:s text:c="8"/>&lt;div class="row"&gt;</text:p>
      <text:p text:style-name="P57"><text:s text:c="10"/>&lt;div class="col-xs-8"&gt;</text:p>
      <text:p text:style-name="P57"><text:s text:c="12"/>&lt;div class="input-group"&gt;</text:p>
      <text:p text:style-name="P57"><text:s text:c="14"/>&lt;span class="input-group-addon"&gt;&lt;img src="images/dgu.gif"&gt;&lt;/span&gt;</text:p>
      <text:p text:style-name="P57"><text:s text:c="14"/>&lt;input id="dgu" type="text" class="form-control" placeholder="g'(x0,t)" required&gt;</text:p>
      <text:p text:style-name="P57"><text:s text:c="12"/>&lt;/div&gt;</text:p>
      <text:p text:style-name="P57"><text:s text:c="10"/>&lt;/div&gt;</text:p>
      <text:p text:style-name="P57"><text:s text:c="8"/>&lt;/div&gt;</text:p>
      <text:p text:style-name="P57"><text:s text:c="8"/>&lt;br&gt;</text:p>
      <text:p text:style-name="P57"><text:s text:c="8"/>&lt;div class="row"&gt;</text:p>
      <text:p text:style-name="P57"><text:s text:c="10"/>&lt;div class="col-xs-3"&gt;</text:p>
      <text:p text:style-name="P57"><text:s text:c="12"/>&lt;div class="input-group"&gt;</text:p>
      <text:p text:style-name="P57"><text:s text:c="14"/>&lt;input id="x0" type="text" class="form-control" required&gt;</text:p>
      <text:p text:style-name="P57"><text:s text:c="14"/>&lt;span class="input-group-addon"&gt;&lt;img src="images/dotx.gif"&gt;&lt;/span&gt;</text:p>
      <text:p text:style-name="P57"><text:s text:c="14"/>&lt;input id="xn" type="text" class="form-control" required&gt;</text:p>
      <text:p text:style-name="P57"><text:s text:c="12"/>&lt;/div&gt;</text:p>
      <text:p text:style-name="P57"><text:s text:c="10"/>&lt;/div&gt;</text:p>
      <text:p text:style-name="P57"><text:s text:c="8"/>&lt;/div&gt;</text:p>
      <text:p text:style-name="P57"><text:s text:c="8"/>&lt;br&gt;</text:p>
      <text:p text:style-name="P57"><text:s text:c="8"/>&lt;div class="row"&gt;</text:p>
      <text:p text:style-name="P57"><text:s text:c="10"/>&lt;div class="col-xs-3"&gt;</text:p>
      <text:p text:style-name="P57"><text:s text:c="12"/>&lt;div class="input-group"&gt;</text:p>
      <text:p text:style-name="P57"><text:s text:c="14"/>&lt;input id="t0" type="text" class="form-control" required&gt;</text:p>
      <text:p text:style-name="P57"><text:s text:c="14"/>&lt;span class="input-group-addon"&gt;&lt;img src="images/dott.gif"&gt;&lt;/span&gt;</text:p>
      <text:p text:style-name="P57"><text:s text:c="14"/>&lt;input id="tn" type="text" class="form-control" required&gt;</text:p>
      <text:p text:style-name="P57"><text:s text:c="12"/>&lt;/div&gt;</text:p>
      <text:p text:style-name="P57"><text:s text:c="10"/>&lt;/div&gt;</text:p>
      <text:p text:style-name="P57"><text:s text:c="8"/>&lt;/div&gt;</text:p>
      <text:p text:style-name="P57"><text:s text:c="8"/>&lt;br&gt;</text:p>
      <text:p text:style-name="P57"><text:s text:c="8"/>&lt;div class="row"&gt;</text:p>
      <text:p text:style-name="P57"><text:s text:c="10"/>&lt;div class="col-xs-5"&gt;</text:p>
      <text:p text:style-name="P57"><text:s text:c="12"/>&lt;div class="input-group"&gt;</text:p>
      <text:p text:style-name="P57"><text:s text:c="14"/>&lt;span class="input-group-addon"&gt;<text:span text:style-name="T52">Число точек разбиения по</text:span> X&lt;/span&gt;</text:p>
      <text:p text:style-name="P57"><text:soft-page-break/><text:s text:c="14"/>&lt;input id="xcount" type="number" class="form-control has-error" min="1" max="100" required&gt;</text:p>
      <text:p text:style-name="P57"><text:s text:c="12"/>&lt;/div&gt;</text:p>
      <text:p text:style-name="P57"><text:s text:c="10"/>&lt;/div&gt;</text:p>
      <text:p text:style-name="P57"><text:s text:c="8"/>&lt;/div&gt;</text:p>
      <text:p text:style-name="P57"><text:s text:c="8"/>&lt;br&gt;</text:p>
      <text:p text:style-name="P57"><text:s text:c="8"/>&lt;div class="row"&gt;</text:p>
      <text:p text:style-name="P57"><text:s text:c="10"/>&lt;div class="col-xs-5"&gt;</text:p>
      <text:p text:style-name="P57"><text:s text:c="12"/>&lt;div class="input-group"&gt;</text:p>
      <text:p text:style-name="P57"><text:s text:c="14"/>&lt;span class="input-group-addon"&gt;<text:span text:style-name="T52">Число точек разбиения по</text:span> t&lt;/span&gt;</text:p>
      <text:p text:style-name="P57"><text:s text:c="14"/>&lt;input id="tcount" type="number" class="form-control" min="1" max="100" required&gt;</text:p>
      <text:p text:style-name="P57"><text:s text:c="12"/>&lt;/div&gt;</text:p>
      <text:p text:style-name="P57"><text:s text:c="10"/>&lt;/div&gt;</text:p>
      <text:p text:style-name="P57"><text:s text:c="8"/>&lt;/div&gt;</text:p>
      <text:p text:style-name="P57"><text:s text:c="8"/>&lt;br&gt;</text:p>
      <text:p text:style-name="P57"><text:s text:c="8"/>&lt;div class="row"&gt;</text:p>
      <text:p text:style-name="P57"><text:s text:c="10"/>&lt;div class="col-xs-2"&gt;</text:p>
      <text:p text:style-name="P57"><text:s text:c="12"/>&lt;button type="submit" id="submit" class="btn btn-primary" data-loading-text="<text:span text:style-name="T52">Считаем</text:span>..."&gt;</text:p>
      <text:p text:style-name="P57"><text:s text:c="14"/><text:span text:style-name="T52">Посчитать</text:span></text:p>
      <text:p text:style-name="P57"><text:s text:c="12"/>&lt;/button&gt;</text:p>
      <text:p text:style-name="P57"><text:s text:c="10"/>&lt;/div&gt;</text:p>
      <text:p text:style-name="P57"><text:s text:c="10"/>&lt;div class="col-xs-2"&gt;</text:p>
      <text:p text:style-name="P57"><text:s text:c="12"/>&lt;a id="download" href="resultfile.json" target="_blank" class="btn btn-default" disabled="disabled"&gt;</text:p>
      <text:p text:style-name="P57"><text:s text:c="14"/>&lt;span class="glyphicon glyphicon-download"&gt;&lt;/span&gt;</text:p>
      <text:p text:style-name="P57"><text:s text:c="14"/><text:span text:style-name="T52">Скачать</text:span></text:p>
      <text:p text:style-name="P57"><text:s text:c="12"/>&lt;/a&gt;</text:p>
      <text:p text:style-name="P57"><text:s text:c="10"/>&lt;/div&gt;</text:p>
      <text:p text:style-name="P57"><text:s text:c="8"/>&lt;/div&gt;</text:p>
      <text:p text:style-name="P57"><text:s text:c="6"/>&lt;/div&gt;</text:p>
      <text:p text:style-name="P57"><text:s text:c="4"/>&lt;/div&gt;</text:p>
      <text:p text:style-name="P57"><text:s text:c="2"/>&lt;/div&gt;</text:p>
      <text:p text:style-name="P57"><text:s text:c="2"/>&lt;div id="docs" class="modal fade" tabindex="-1" role="dialog" aria-labelledby="myLargeModalLabel" aria-hidden="true"&gt;</text:p>
      <text:p text:style-name="P57"><text:s text:c="4"/>&lt;div class="modal-dialog modal-lg"&gt;</text:p>
      <text:p text:style-name="P57"><text:s text:c="6"/>&lt;div class="modal-content"&gt;</text:p>
      <text:p text:style-name="P57"><text:s text:c="8"/>&lt;div class="modal-header"&gt;</text:p>
      <text:p text:style-name="P57"><text:s text:c="10"/>&lt;button type="button" class="close" data-dismiss="modal" aria-hidden="true"&gt;&amp;times;&lt;/button&gt;</text:p>
      <text:p text:style-name="P57"><text:s text:c="10"/>&lt;h4 class="modal-title" id="myModalLabel"&gt;<text:span text:style-name="T52">Документация</text:span>&lt;/h4&gt;</text:p>
      <text:p text:style-name="P57"><text:s text:c="8"/>&lt;/div&gt;</text:p>
      <text:p text:style-name="P57"><text:s text:c="8"/>&lt;div class="modal-body"&gt;</text:p>
      <text:p text:style-name="P57"><text:s text:c="10"/>&lt;h5&gt;<text:span text:style-name="T52">Введите формулу с синтаксисом С++</text:span>.&lt;/h5&gt;</text:p>
      <text:p text:style-name="P57"><text:s text:c="10"/>&lt;div class="alert alert-info"&gt;<text:span text:style-name="T52">Возможно использование объекта</text:span> math.h.&lt;/div&gt;</text:p>
      <text:p text:style-name="P57"><text:s text:c="8"/>&lt;/div&gt;</text:p>
      <text:p text:style-name="P57"><text:s text:c="6"/>&lt;/div&gt;</text:p>
      <text:p text:style-name="P57"><text:s text:c="4"/>&lt;/div&gt;</text:p>
      <text:p text:style-name="P57"><text:s text:c="2"/>&lt;/div&gt;</text:p>
      <text:p text:style-name="P57">&lt;/body&gt;</text:p>
      <text:p text:style-name="P57">&lt;/html&gt;</text:p>
      <text:p text:style-name="P22">Список литературы</text:p>
      <text:list xml:id="list8789589287515113705" text:style-name="L10">
        <text:list-item>
          <text:p text:style-name="P52">http://parallel.uran.ru/</text:p>
        </text:list-item>
        <text:list-item>
          <text:p text:style-name="P53">http://nodejs.org/</text:p>
        </text:list-item>
        <text:list-item>
          <text:p text:style-name="P37"><text:span text:style-name="T37">В.П. Гергель, </text:span><text:span text:style-name="T41">Технологии построения и использования кластерных систем</text:span></text:p>
        </text:list-item>
        <text:list-item>
          <text:p text:style-name="P40">http://www.mpi-forum.org/</text:p>
        </text:list-item>
        <text:list-item>
          <text:p text:style-name="P41">В.А. Гришагин, А.Н. Свистунов, Параллельное программирование на основе MPI </text:p>
        </text:list-item>
        <text:list-item>
          <text:p text:style-name="P38">А. А. Букатов, В. Н. Дацюк, А. И. Жегуло, Программирование многопроцессорных вычислительных систем</text:p>
        </text:list-item>
        <text:list-item>
          <text:p text:style-name="P39">Самарский А.А., Тихонов А.Н. Уравнения математической физики: Учебное пособие. - 6-е изд., испр. и доп. - М.: Изд-во МГУ, 1999. - 798 с.</text:p>
        </text:list-item>
        <text:list-item>
          <text:p text:style-name="P39">Самарский А.А. Теория разностных схем. — М., Наука, 1989.</text:p>
        </text:list-item>
        <text:list-item>
          <text:p text:style-name="P39">Петров И.Б., Лобанов А.И. Лекции по вычислительной математике. М.: Интернет-Университет Информационных Технологий, 2006.</text:p>
        </text:list-item>
        <text:list-item>
          <text:p text:style-name="P39">Ким А.В., Пименов В.Г. i-гладкий анализ и численные методы решения функционально-дифференциальных уравнений. — М.-Ижевск, Регулярная и хаотическая динамика, 2004.</text:p>
        </text:list-item>
        <text:list-item>
          <text:p text:style-name="P39">Пименов В.Г., Ложников А.Б. Разностная схема численного решения уравнения теплопроводности с последействием // Труды ИММ. Т 17, № 1, 2011, С. 178–189.</text:p>
        </text:list-item>
        <text:list-item>
          <text:p text:style-name="P39">Солодушкин С.И. Разностная схема для численного решения уравнения переноса с последействием // Известия выс-<text:line-break/>ших учебных заведений. Математика № 10, 2013. Стр. 77-82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sans-serif" svg:font-family="sans-serif"/>
    <style:font-face style:name="TlwgMono" svg:font-family="Tlwg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27cm" fo:margin-left="2.997cm" fo:margin-right="0.991cm" fo:background-color="#ffffff" style:writing-mode="lr-tb" style:layout-grid-color="#c0c0c0" style:layout-grid-lines="46" style:layout-grid-base-height="0.423cm" style:layout-grid-ruby-height="0.15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15:39:43.820385649</meta:creation-date>
    <meta:generator>LibreOffice/4.1.2.3$Linux_X86_64 LibreOffice_project/410m0$Build-3</meta:generator>
    <dc:date>2014-06-18T01:06:23.398988030</dc:date>
    <meta:editing-duration>P1DT4H49M52S</meta:editing-duration>
    <meta:editing-cycles>18</meta:editing-cycles>
    <meta:document-statistic meta:table-count="1" meta:image-count="1" meta:object-count="2" meta:page-count="27" meta:paragraph-count="565" meta:word-count="4432" meta:character-count="36264" meta:non-whitespace-character-count="299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plot-area chart:style-name="ch2" chart:data-source-has-labels="both" svg:x="0.769cm" svg:y="0.851cm" svg:width="14.592cm" svg:height="7.549cm">
          <chartooo:coordinate-region svg:x="1.681cm" svg:y="1.05cm" svg:width="13.031cm" svg:height="6.703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11" chart:label-cell-address="local-table.$B$1" chart:class="chart:line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</table:table-cell>
              <table:table-cell office:value-type="float" office:value="0.000015024">
                <text:p>0.00001502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00219345">
                <text:p>0.000021934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25987">
                <text:p>0.00002598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758171">
                <text:p>0.000075817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256777">
                <text:p>0.00025677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9939767">
                <text:p>0.000993976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392818">
                <text:p>0.00392818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155559">
                <text:p>0.015555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602679">
                <text:p>0.060267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18547">
                <text:p>0.185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4.47cm" svg:y="3.453cm" style:legend-expansion="high" chart:style-name="ch2"/>
        <chart:plot-area chart:style-name="ch3" chart:data-source-has-labels="both" svg:x="0.769cm" svg:y="0.851cm" svg:width="13.063cm" svg:height="7.549cm">
          <chartooo:coordinate-region svg:x="1.39cm" svg:y="1.05cm" svg:width="11.977cm" svg:height="6.703cm"/>
          <chart:axis chart:dimension="x" chart:name="primary-x" chart:style-name="ch4" chartooo:axis-type="auto">
            <chart:categories table:cell-range-address="local-table.$A$2:.$A$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7" chart:values-cell-range-address="local-table.$D$2:.$D$10" chart:label-cell-address="local-table.$D$1" chart:class="chart:scatter">
            <chart:data-point chart:repeated="9"/>
          </chart:series>
          <chart:series chart:style-name="ch8" chart:values-cell-range-address="local-table.$E$2:.$E$10" chart:label-cell-address="local-table.$E$1" chart:class="chart:scatter">
            <chart:data-point chart:repeated="9"/>
          </chart:series>
          <chart:series chart:style-name="ch9" chart:values-cell-range-address="local-table.$F$2:.$F$10" chart:label-cell-address="local-table.$F$1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0.062">
                <text:p>0.062</text:p>
              </table:table-cell>
              <table:table-cell office:value-type="float" office:value="0.141">
                <text:p>0.141</text:p>
              </table:table-cell>
              <table:table-cell office:value-type="float" office:value="0.327">
                <text:p>0.327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512">
                <text:p>512</text:p>
              </table:table-cell>
              <table:table-cell office:value-type="float" office:value="0.109">
                <text:p>0.109</text:p>
              </table:table-cell>
              <table:table-cell office:value-type="float" office:value="0.187">
                <text:p>0.187</text:p>
              </table:table-cell>
              <table:table-cell office:value-type="float" office:value="0.358">
                <text:p>0.358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024">
                <text:p>1024</text:p>
              </table:table-cell>
              <table:table-cell office:value-type="float" office:value="0.171">
                <text:p>0.171</text:p>
              </table:table-cell>
              <table:table-cell office:value-type="float" office:value="0.291">
                <text:p>0.291</text:p>
              </table:table-cell>
              <table:table-cell office:value-type="float" office:value="0.453">
                <text:p>0.453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048">
                <text:p>2048</text:p>
              </table:table-cell>
              <table:table-cell office:value-type="float" office:value="0.312">
                <text:p>0.312</text:p>
              </table:table-cell>
              <table:table-cell office:value-type="float" office:value="0.312">
                <text:p>0.312</text:p>
              </table:table-cell>
              <table:table-cell office:value-type="float" office:value="0.515">
                <text:p>0.515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4096">
                <text:p>4096</text:p>
              </table:table-cell>
              <table:table-cell office:value-type="float" office:value="0.592">
                <text:p>0.592</text:p>
              </table:table-cell>
              <table:table-cell office:value-type="float" office:value="0.514">
                <text:p>0.514</text:p>
              </table:table-cell>
              <table:table-cell office:value-type="float" office:value="0.78">
                <text:p>0.78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8192">
                <text:p>8192</text:p>
              </table:table-cell>
              <table:table-cell office:value-type="float" office:value="1.138">
                <text:p>1.138</text:p>
              </table:table-cell>
              <table:table-cell office:value-type="float" office:value="0.905">
                <text:p>0.905</text:p>
              </table:table-cell>
              <table:table-cell office:value-type="float" office:value="1.014">
                <text:p>1.014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6384">
                <text:p>16384</text:p>
              </table:table-cell>
              <table:table-cell office:value-type="float" office:value="2.215">
                <text:p>2.215</text:p>
              </table:table-cell>
              <table:table-cell office:value-type="float" office:value="1.466">
                <text:p>1.466</text:p>
              </table:table-cell>
              <table:table-cell office:value-type="float" office:value="1.466">
                <text:p>1.466</text:p>
              </table:table-cell>
              <table:table-cell office:value-type="float" office:value="1.545">
                <text:p>1.54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32768">
                <text:p>32768</text:p>
              </table:table-cell>
              <table:table-cell office:value-type="float" office:value="4.461">
                <text:p>4.461</text:p>
              </table:table-cell>
              <table:table-cell office:value-type="float" office:value="3.12">
                <text:p>3.12</text:p>
              </table:table-cell>
              <table:table-cell office:value-type="float" office:value="2.512">
                <text:p>2.512</text:p>
              </table:table-cell>
              <table:table-cell office:value-type="float" office:value="2.465">
                <text:p>2.46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65536">
                <text:p>65536</text:p>
              </table:table-cell>
              <table:table-cell office:value-type="float" office:value="9.188">
                <text:p>9.188</text:p>
              </table:table-cell>
              <table:table-cell office:value-type="float" office:value="5.554">
                <text:p>5.554</text:p>
              </table:table-cell>
              <table:table-cell office:value-type="float" office:value="4.383">
                <text:p>4.383</text:p>
              </table:table-cell>
              <table:table-cell office:value-type="float" office:value="3.962">
                <text:p>3.9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